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1.7366in"/>
    </style:style>
    <style:style style:name="co4" style:family="table-column">
      <style:table-column-properties fo:break-before="auto" style:column-width="0.622in"/>
    </style:style>
    <style:style style:name="co6" style:family="table-column">
      <style:table-column-properties fo:break-before="auto" style:column-width="0.86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00ff00" style:text-align-source="fix" style:repeat-content="false" fo:border="none"/>
      <style:paragraph-properties fo:text-align="end" fo:margin-left="0in"/>
    </style:style>
    <style:style style:name="ce11" style:family="table-cell" style:parent-style-name="Default">
      <style:table-cell-properties fo:background-color="#00ffff" style:text-align-source="fix" style:repeat-content="false" fo:border="none"/>
      <style:paragraph-properties fo:text-align="start" fo:margin-left="0in"/>
    </style:style>
    <style:style style:name="ce12" style:family="table-cell" style:parent-style-name="Default">
      <style:table-cell-properties fo:background-color="#00ffff" style:text-align-source="fix" style:repeat-content="false" fo:border="none"/>
      <style:paragraph-properties fo:text-align="end" fo:margin-left="0in"/>
    </style:style>
    <style:style style:name="ce13" style:family="table-cell" style:parent-style-name="Default">
      <style:table-cell-properties fo:background-color="#0000ff" style:text-align-source="fix" style:repeat-content="false" fo:border="none"/>
      <style:paragraph-properties fo:text-align="start" fo:margin-left="0in"/>
    </style:style>
    <style:style style:name="ce14" style:family="table-cell" style:parent-style-name="Default">
      <style:table-cell-properties fo:background-color="#0000ff" style:text-align-source="fix" style:repeat-content="false" fo:border="none"/>
      <style:paragraph-properties fo:text-align="end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</style:style>
    <style:style style:name="ce17" style:family="table-cell" style:parent-style-name="Default">
      <style:table-cell-properties fo:background-color="#c0c0c0" style:text-align-source="fix" style:repeat-content="false" fo:border="none"/>
      <style:paragraph-properties fo:text-align="end" fo:margin-left="0in"/>
    </style:style>
    <style:style style:name="ce3" style:family="table-cell" style:parent-style-name="Default">
      <style:table-cell-properties fo:background-color="#ff0000" style:text-align-source="fix" style:repeat-content="false" fo:border="none"/>
      <style:paragraph-properties fo:text-align="start" fo:margin-left="0in"/>
    </style:style>
    <style:style style:name="ce4" style:family="table-cell" style:parent-style-name="Default">
      <style:table-cell-properties fo:background-color="#ff0000" style:text-align-source="fix" style:repeat-content="false" fo:border="none"/>
      <style:paragraph-properties fo:text-align="end" fo:margin-left="0in"/>
    </style:style>
    <style:style style:name="ce5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</style:style>
    <style:style style:name="ce6" style:family="table-cell" style:parent-style-name="Default">
      <style:table-cell-properties fo:background-color="#ffff00" style:text-align-source="fix" style:repeat-content="false" fo:border="none"/>
      <style:paragraph-properties fo:text-align="end" fo:margin-left="0in"/>
    </style:style>
    <style:style style:name="ce7" style:family="table-cell" style:parent-style-name="Default">
      <style:table-cell-properties fo:background-color="#008000" style:text-align-source="fix" style:repeat-content="false" fo:border="none"/>
      <style:paragraph-properties fo:text-align="start" fo:margin-left="0in"/>
    </style:style>
    <style:style style:name="ce8" style:family="table-cell" style:parent-style-name="Default">
      <style:table-cell-properties fo:background-color="#008000" style:text-align-source="fix" style:repeat-content="false" fo:border="none"/>
      <style:paragraph-properties fo:text-align="end" fo:margin-left="0in"/>
    </style:style>
    <style:style style:name="ce9" style:family="table-cell" style:parent-style-name="Default">
      <style:table-cell-properties fo:background-color="#00ff00" style:text-align-source="fix" style:repeat-content="false" fo:border="none"/>
      <style:paragraph-properties fo:text-align="start" fo:margin-left="0in"/>
    </style:style>
    <style:style style:name="ce24" style:family="table-cell" style:parent-style-name="Default">
      <style:table-cell-properties fo:background-color="#00008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table table:name="TestPlan for Trial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16"/>
        <table:table-column table:style-name="co4" table:default-cell-style-name="Default"/>
        <table:table-column table:style-name="co6" table:default-cell-style-name="ce16"/>
        <table:table-column table:style-name="co6" table:number-columns-repeated="10" table:default-cell-style-name="Default"/>
        <table:table-column table:style-name="co5" table:number-columns-repeated="47" table:default-cell-style-name="ce16"/>
        <table:table-row table:style-name="ro1">
          <table:table-cell table:number-columns-repeated="2"/>
          <table:table-cell table:style-name="ce9" office:value-type="string">
            <text:p>Total High</text:p>
          </table:table-cell>
          <table:table-cell table:formula="of:=SUMIF([.C5:.C832];&quot;High&quot;;[.D5:.D832])" office:value-type="float" office:value="214">
            <text:p>214</text:p>
          </table:table-cell>
          <table:table-cell table:style-name="Default" table:formula="of:=SUMPRODUCT(([.C5:.C832]=&quot;High&quot;)*([.E5:.E832]=&quot;x&quot;)*[.D5:.D832])" office:value-type="float" office:value="214">
            <text:p>214</text:p>
          </table:table-cell>
          <table:table-cell table:number-columns-repeated="10"/>
          <table:table-cell table:style-name="ce25" table:number-columns-repeated="47"/>
        </table:table-row>
        <table:table-row table:style-name="ro1">
          <table:table-cell table:number-columns-repeated="2"/>
          <table:table-cell table:style-name="ce5" office:value-type="string">
            <text:p>Total Medium</text:p>
          </table:table-cell>
          <table:table-cell table:formula="of:=SUMIF([.C5:.C832];&quot;Medium&quot;;[.D5:.D832])" office:value-type="float" office:value="82">
            <text:p>82</text:p>
          </table:table-cell>
          <table:table-cell table:style-name="Default" table:formula="of:=SUMPRODUCT(([.C5:.C832]=&quot;Medium&quot;)*([.E5:.E832]=&quot;x&quot;)*[.D5:.D832])" office:value-type="float" office:value="82">
            <text:p>82</text:p>
          </table:table-cell>
          <table:table-cell table:number-columns-repeated="10"/>
          <table:table-cell table:style-name="ce25" table:number-columns-repeated="47"/>
        </table:table-row>
        <table:table-row table:style-name="ro1">
          <table:table-cell table:number-columns-repeated="2"/>
          <table:table-cell table:style-name="ce13" office:value-type="string">
            <text:p>Total Low</text:p>
          </table:table-cell>
          <table:table-cell table:formula="of:=SUMIF([.C5:.C832];&quot;Low&quot;;[.D5:.D832])" office:value-type="float" office:value="7">
            <text:p>7</text:p>
          </table:table-cell>
          <table:table-cell table:style-name="Default" table:formula="of:=SUMPRODUCT(([.C5:.C832]=&quot;Low&quot;)*([.E5:.E832]=&quot;x&quot;)*[.D5:.D832])" office:value-type="float" office:value="7">
            <text:p>7</text:p>
          </table:table-cell>
          <table:table-cell table:number-columns-repeated="10"/>
          <table:table-cell table:style-name="ce25" table:number-columns-repeated="47"/>
        </table:table-row>
        <table:table-row table:style-name="ro1">
          <table:table-cell table:style-name="ce24" office:value-type="string">
            <text:p>Id</text:p>
          </table:table-cell>
          <table:table-cell table:style-name="ce24" office:value-type="string">
            <text:p>Function</text:p>
          </table:table-cell>
          <table:table-cell table:style-name="ce24" office:value-type="string">
            <text:p>Priority</text:p>
          </table:table-cell>
          <table:table-cell table:style-name="ce24" office:value-type="string">
            <text:p>TC Count</text:p>
          </table:table-cell>
          <table:table-cell table:style-name="ce24" office:value-type="string">
            <text:p>maamoun.soltani</text:p>
          </table:table-cell>
          <table:table-cell table:style-name="ce24" office:value-type="string">
            <text:p>Path</text:p>
          </table:table-cell>
          <table:table-cell table:style-name="ce24" table:number-columns-repeated="7"/>
          <table:table-cell table:style-name="ce25" table:number-columns-repeated="49"/>
        </table:table-row>
        <table:table-row table:style-name="ro1">
          <table:table-cell table:style-name="ce16" office:value-type="string">
            <text:p>SMOKE_PLF_INT_01</text:p>
          </table:table-cell>
          <table:table-cell table:style-name="ce16" office:value-type="string">
            <text:p>SmokeTest - Home pag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Smoke/Integration/Home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MOKE_PLF_INT_01</text:p>
          </table:table-cell>
          <table:table-cell table:style-name="ce16" office:value-type="string">
            <text:p>SmokeTest - Home pag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Smoke/Integration/Home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MOKE_PLF_INT_01</text:p>
          </table:table-cell>
          <table:table-cell table:style-name="ce16" office:value-type="string">
            <text:p>SmokeTest - Home pag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Smoke/Integration/Home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MOKE_PLF_INT_02</text:p>
          </table:table-cell>
          <table:table-cell office:value-type="string">
            <text:p>SmokeTest - Space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office:value-type="string">
            <text:p>Smoke/Integration/Spac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MOKE_PLF_INT_02</text:p>
          </table:table-cell>
          <table:table-cell office:value-type="string">
            <text:p>SmokeTest -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Smoke/Integration/Spac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MOKE_PLF_INT_02</text:p>
          </table:table-cell>
          <table:table-cell office:value-type="string">
            <text:p>SmokeTest -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Smoke/Integration/Spac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MOKE_PLF_INT_03</text:p>
          </table:table-cell>
          <table:table-cell table:style-name="ce16" office:value-type="string">
            <text:p>SmokeTest - Calendar</text:p>
          </table:table-cell>
          <table:table-cell office:value-type="string">
            <text:p>High</text:p>
          </table:table-cell>
          <table:table-cell table:style-name="ce17" office:value-type="float" office:value="3">
            <text:p>3</text:p>
          </table:table-cell>
          <table:table-cell office:value-type="string">
            <text:p>x</text:p>
          </table:table-cell>
          <table:table-cell table:style-name="ce16" office:value-type="string">
            <text:p>Smoke/Integration/Calendar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MOKE_PLF_INT_03</text:p>
          </table:table-cell>
          <table:table-cell table:style-name="ce16" office:value-type="string">
            <text:p>SmokeTest - Calenda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Smoke/Integration/Calendar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MOKE_PLF_INT_03</text:p>
          </table:table-cell>
          <table:table-cell table:style-name="ce16" office:value-type="string">
            <text:p>SmokeTest - Calenda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Smoke/Integration/Calendar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MOKE_PLF_INT_04</text:p>
          </table:table-cell>
          <table:table-cell office:value-type="string">
            <text:p>SmokeTest - Wiki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 office:value-type="string">
            <text:p>Smoke/Integration/Wiki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MOKE_PLF_INT_04</text:p>
          </table:table-cell>
          <table:table-cell office:value-type="string">
            <text:p>SmokeTest - Wiki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Smoke/Integration/Wiki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MOKE_PLF_INT_04</text:p>
          </table:table-cell>
          <table:table-cell office:value-type="string">
            <text:p>SmokeTest - Wiki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Smoke/Integration/Wiki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MOKE_PLF_INT_05</text:p>
          </table:table-cell>
          <table:table-cell table:style-name="ce16" office:value-type="string">
            <text:p>SmokeTest - Sites Explorer</text:p>
          </table:table-cell>
          <table:table-cell office:value-type="string">
            <text:p>High</text:p>
          </table:table-cell>
          <table:table-cell table:style-name="ce17" office:value-type="float" office:value="3">
            <text:p>3</text:p>
          </table:table-cell>
          <table:table-cell office:value-type="string">
            <text:p>x</text:p>
          </table:table-cell>
          <table:table-cell table:style-name="ce16" office:value-type="string">
            <text:p>Smoke/Integration/Sites Explorer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MOKE_PLF_INT_05</text:p>
          </table:table-cell>
          <table:table-cell table:style-name="ce16" office:value-type="string">
            <text:p>SmokeTest - Sites Explore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Smoke/Integration/Sites Explorer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MOKE_PLF_INT_05</text:p>
          </table:table-cell>
          <table:table-cell table:style-name="ce16" office:value-type="string">
            <text:p>SmokeTest - Sites Explore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Smoke/Integration/Sites Explorer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MOKE_PLF_INT_06</text:p>
          </table:table-cell>
          <table:table-cell office:value-type="string">
            <text:p>SmokeTest - Forum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 office:value-type="string">
            <text:p>Smoke/Integration/Forum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MOKE_PLF_INT_06</text:p>
          </table:table-cell>
          <table:table-cell office:value-type="string">
            <text:p>SmokeTest - Foru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Smoke/Integration/Forum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MOKE_PLF_INT_06</text:p>
          </table:table-cell>
          <table:table-cell office:value-type="string">
            <text:p>SmokeTest - Foru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Smoke/Integration/Forum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MOKE_PLF_INT_07</text:p>
          </table:table-cell>
          <table:table-cell table:style-name="ce16" office:value-type="string">
            <text:p>SmokeTest - Space setting</text:p>
          </table:table-cell>
          <table:table-cell office:value-type="string">
            <text:p>High</text:p>
          </table:table-cell>
          <table:table-cell table:style-name="ce17" office:value-type="float" office:value="3">
            <text:p>3</text:p>
          </table:table-cell>
          <table:table-cell office:value-type="string">
            <text:p>x</text:p>
          </table:table-cell>
          <table:table-cell table:style-name="ce16" office:value-type="string">
            <text:p>Smoke/Integration/Application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MOKE_PLF_INT_07</text:p>
          </table:table-cell>
          <table:table-cell table:style-name="ce16" office:value-type="string">
            <text:p>SmokeTest - Space setting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Smoke/Integration/Application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MOKE_PLF_INT_07</text:p>
          </table:table-cell>
          <table:table-cell table:style-name="ce16" office:value-type="string">
            <text:p>SmokeTest - Space setting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Smoke/Integration/Application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MOKE_PLF_INT_08</text:p>
          </table:table-cell>
          <table:table-cell office:value-type="string">
            <text:p>SmokeTest - IDE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office:value-type="string">
            <text:p>Smoke/Integration/ID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MOKE_PLF_INT_08</text:p>
          </table:table-cell>
          <table:table-cell office:value-type="string">
            <text:p>SmokeTest - ID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Smoke/Integration/ID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MOKE_PLF_INT_08</text:p>
          </table:table-cell>
          <table:table-cell office:value-type="string">
            <text:p>SmokeTest - I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Smoke/Integration/ID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MOKE_PLF_INT_09</text:p>
          </table:table-cell>
          <table:table-cell table:style-name="ce16" office:value-type="string">
            <text:p>SmokeTest - CMIS</text:p>
          </table:table-cell>
          <table:table-cell office:value-type="string">
            <text:p>High</text:p>
          </table:table-cell>
          <table:table-cell table:style-name="ce17" office:value-type="float" office:value="5">
            <text:p>5</text:p>
          </table:table-cell>
          <table:table-cell office:value-type="string">
            <text:p>x</text:p>
          </table:table-cell>
          <table:table-cell table:style-name="ce16" office:value-type="string">
            <text:p>Smoke/Integration/CMIS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MOKE_PLF_INT_09</text:p>
          </table:table-cell>
          <table:table-cell table:style-name="ce16" office:value-type="string">
            <text:p>SmokeTest - CMIS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Smoke/Integration/CMIS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MOKE_PLF_INT_09</text:p>
          </table:table-cell>
          <table:table-cell table:style-name="ce16" office:value-type="string">
            <text:p>SmokeTest - CMIS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Smoke/Integration/CMIS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CS_CA_CALENDAR_02</text:p>
          </table:table-cell>
          <table:table-cell office:value-type="string">
            <text:p>SniffTest - Manage Personal Calendar(Add/Edit/Delete)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CS\Calendar\Manage Personal Calenda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CS_CA_CALENDAR_02</text:p>
          </table:table-cell>
          <table:table-cell office:value-type="string">
            <text:p>SniffTest - Manage Personal Calendar(Add/Edit/Delete)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CS\Calendar\Manage Personal Calenda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CS_CA_CALENDAR_02</text:p>
          </table:table-cell>
          <table:table-cell office:value-type="string">
            <text:p>SniffTest - Manage Personal Calendar(Add/Edit/Delet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CS\Calendar\Manage Personal Calenda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CS_CA_CALENDAR_03</text:p>
          </table:table-cell>
          <table:table-cell table:style-name="ce16" office:value-type="string">
            <text:p>SniffTest - Manage Public Calendar(Add/Edit/Delete)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CS\Calendar\Manage Public Calendar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CS_CA_CALENDAR_03</text:p>
          </table:table-cell>
          <table:table-cell table:style-name="ce16" office:value-type="string">
            <text:p>SniffTest - Manage Public Calendar(Add/Edit/Delete)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CS\Calendar\Manage Public Calendar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CS_CA_CALENDAR_03</text:p>
          </table:table-cell>
          <table:table-cell table:style-name="ce16" office:value-type="string">
            <text:p>SniffTest - Manage Public Calendar(Add/Edit/Delete)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CS\Calendar\Manage Public Calendar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CS_CA_CALENDAR_04</text:p>
          </table:table-cell>
          <table:table-cell office:value-type="string">
            <text:p>SniffTest - Share calenda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CS\Calendar\Share a calenda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CS_CA_CALENDAR_04</text:p>
          </table:table-cell>
          <table:table-cell office:value-type="string">
            <text:p>SniffTest - Share calendar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CS\Calendar\Share a calenda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CS_CA_CALENDAR_04</text:p>
          </table:table-cell>
          <table:table-cell office:value-type="string">
            <text:p>SniffTest - Share calenda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CS\Calendar\Share a calenda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CS_CA_CALENDAR_08</text:p>
          </table:table-cell>
          <table:table-cell table:style-name="ce16" office:value-type="string">
            <text:p>SniffTest - Check highlight mini calendar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CS\Calendar\Check highlight in mini calendar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CS_CA_CALENDAR_08</text:p>
          </table:table-cell>
          <table:table-cell table:style-name="ce16" office:value-type="string">
            <text:p>SniffTest - Check highlight mini calenda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CS\Calendar\Check highlight in mini calendar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CS_CA_CALENDAR_08</text:p>
          </table:table-cell>
          <table:table-cell table:style-name="ce16" office:value-type="string">
            <text:p>SniffTest - Check highlight mini calenda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CS\Calendar\Check highlight in mini calendar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CS_CA_CALENDAR_09</text:p>
          </table:table-cell>
          <table:table-cell office:value-type="string">
            <text:p>SniffTest - Check pop-up remin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CS\Calendar\Check pop up remind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CS_CA_CALENDAR_09</text:p>
          </table:table-cell>
          <table:table-cell office:value-type="string">
            <text:p>SniffTest - Check pop-up remin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CS\Calendar\Check pop up remind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CS_CA_CALENDAR_09</text:p>
          </table:table-cell>
          <table:table-cell office:value-type="string">
            <text:p>SniffTest - Check pop-up remin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CS\Calendar\Check pop up remind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CS_CA_CALENDAR_10</text:p>
          </table:table-cell>
          <table:table-cell table:style-name="ce16" office:value-type="string">
            <text:p>SniffTest - Check email reminder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CS\Calendar\Check mail reminder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CS_CA_CALENDAR_10</text:p>
          </table:table-cell>
          <table:table-cell table:style-name="ce16" office:value-type="string">
            <text:p>SniffTest - Check email reminde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CS\Calendar\Check mail reminder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CS_CA_CALENDAR_10</text:p>
          </table:table-cell>
          <table:table-cell table:style-name="ce16" office:value-type="string">
            <text:p>SniffTest - Check email reminde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CS\Calendar\Check mail reminder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CS_CA_CALENDAR_19</text:p>
          </table:table-cell>
          <table:table-cell office:value-type="string">
            <text:p>SniffTest - Import calenda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CS\Calendar\Import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CS_CA_CALENDAR_19</text:p>
          </table:table-cell>
          <table:table-cell office:value-type="string">
            <text:p>SniffTest - Import calendar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CS\Calendar\Import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CS_CA_CALENDAR_19</text:p>
          </table:table-cell>
          <table:table-cell office:value-type="string">
            <text:p>SniffTest - Import calenda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CS\Calendar\Import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CS_CA_CALENDAR_20</text:p>
          </table:table-cell>
          <table:table-cell table:style-name="ce16" office:value-type="string">
            <text:p>SniffTest - Show or hide page 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CS\Calendar\Export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CS_CA_CALENDAR_20</text:p>
          </table:table-cell>
          <table:table-cell table:style-name="ce16" office:value-type="string">
            <text:p>SniffTest - Show or hide page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CS\Calendar\Export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CS_CA_CALENDAR_20</text:p>
          </table:table-cell>
          <table:table-cell table:style-name="ce16" office:value-type="string">
            <text:p>SniffTest - Show or hide page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CS\Calendar\Export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CS_CA_EVENT_11</text:p>
          </table:table-cell>
          <table:table-cell office:value-type="string">
            <text:p>SniffTest - Add events for shared calenda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CS\Calendar\Add events to a shared calenda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CS_CA_EVENT_11</text:p>
          </table:table-cell>
          <table:table-cell office:value-type="string">
            <text:p>SniffTest - Add events for shared calenda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CS\Calendar\Add events to a shared calenda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CS_CA_EVENT_11</text:p>
          </table:table-cell>
          <table:table-cell office:value-type="string">
            <text:p>SniffTest - Add events for shared calenda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CS\Calendar\Add events to a shared calenda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CS_CA_EVENT_13</text:p>
          </table:table-cell>
          <table:table-cell table:style-name="ce16" office:value-type="string">
            <text:p>SniffTest - Add events for public calendar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CS\Calendar\Add events to a public calendar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CS_CA_EVENT_13</text:p>
          </table:table-cell>
          <table:table-cell table:style-name="ce16" office:value-type="string">
            <text:p>SniffTest - Add events for public calenda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CS\Calendar\Add events to a public calendar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CS_CA_EVENT_13</text:p>
          </table:table-cell>
          <table:table-cell table:style-name="ce16" office:value-type="string">
            <text:p>SniffTest - Add events for public calenda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CS\Calendar\Add events to a public calendar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CS_CA_EVENT_15</text:p>
          </table:table-cell>
          <table:table-cell office:value-type="string">
            <text:p>SniffTest - Check displaying added task/event in all views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CS\Calendar\Check all the views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CS_CA_EVENT_15</text:p>
          </table:table-cell>
          <table:table-cell office:value-type="string">
            <text:p>SniffTest - Check displaying added task/event in all view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CS\Calendar\Check all the views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CS_CA_EVENT_15</text:p>
          </table:table-cell>
          <table:table-cell office:value-type="string">
            <text:p>SniffTest - Check displaying added task/event in all view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CS\Calendar\Check all the views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CS_CA_EVENT_16</text:p>
          </table:table-cell>
          <table:table-cell table:style-name="ce16" office:value-type="string">
            <text:p>SniffTest - Drag-drop task/even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CS\Calendar\Drag and drop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CS_CA_EVENT_16</text:p>
          </table:table-cell>
          <table:table-cell table:style-name="ce16" office:value-type="string">
            <text:p>SniffTest - Drag-drop task/even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CS\Calendar\Drag and drop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CS_CA_EVENT_16</text:p>
          </table:table-cell>
          <table:table-cell table:style-name="ce16" office:value-type="string">
            <text:p>SniffTest - Drag-drop task/even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CS\Calendar\Drag and drop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CS_CA_EVENT_17</text:p>
          </table:table-cell>
          <table:table-cell office:value-type="string">
            <text:p>SniffTest - Re-siz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CS\Calendar\Resize event/task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CS_CA_EVENT_17</text:p>
          </table:table-cell>
          <table:table-cell office:value-type="string">
            <text:p>SniffTest - Re-siz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CS\Calendar\Resize event/task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CS_CA_EVENT_17</text:p>
          </table:table-cell>
          <table:table-cell office:value-type="string">
            <text:p>SniffTest - Re-siz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CS\Calendar\Resize event/task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CS_CA_GROUP _01</text:p>
          </table:table-cell>
          <table:table-cell table:style-name="ce16" office:value-type="string">
            <text:p>SniffTest - Manage Group (Add/Edit/Delete)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CS\Calendar\Manage Group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CS_CA_GROUP _01</text:p>
          </table:table-cell>
          <table:table-cell table:style-name="ce16" office:value-type="string">
            <text:p>SniffTest - Manage Group (Add/Edit/Delete)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CS\Calendar\Manage Group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CS_CA_GROUP _01</text:p>
          </table:table-cell>
          <table:table-cell table:style-name="ce16" office:value-type="string">
            <text:p>SniffTest - Manage Group (Add/Edit/Delete)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CS\Calendar\Manage Group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CS_CA_SEARCH_21</text:p>
          </table:table-cell>
          <table:table-cell office:value-type="string">
            <text:p>SniffTest - Quick search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CS\Calendar\Quick search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CS_CA_SEARCH_21</text:p>
          </table:table-cell>
          <table:table-cell office:value-type="string">
            <text:p>SniffTest - Quick search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CS\Calendar\Quick search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CS_CA_SEARCH_21</text:p>
          </table:table-cell>
          <table:table-cell office:value-type="string">
            <text:p>SniffTest - Quick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CS\Calendar\Quick search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CS_CA_SEARCH_22</text:p>
          </table:table-cell>
          <table:table-cell table:style-name="ce16" office:value-type="string">
            <text:p>SniffTest - Advanced search(simple case)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CS\Calendar\Advance search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CS_CA_SEARCH_22</text:p>
          </table:table-cell>
          <table:table-cell table:style-name="ce16" office:value-type="string">
            <text:p>SniffTest - Advanced search(simple case)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CS\Calendar\Advance search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CS_CA_SEARCH_22</text:p>
          </table:table-cell>
          <table:table-cell table:style-name="ce16" office:value-type="string">
            <text:p>SniffTest - Advanced search(simple case)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CS\Calendar\Advance search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CS_CA_TASK_07</text:p>
          </table:table-cell>
          <table:table-cell office:value-type="string">
            <text:p>SniffTest - Manage Task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CS\Calendar\Manage Task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CS_CA_TASK_07</text:p>
          </table:table-cell>
          <table:table-cell office:value-type="string">
            <text:p>SniffTest - Manage Task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CS\Calendar\Manage Task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CS_CA_TASK_07</text:p>
          </table:table-cell>
          <table:table-cell office:value-type="string">
            <text:p>SniffTest - Manage Task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CS\Calendar\Manage Task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CS_CHA_OTHERCHECK_01</text:p>
          </table:table-cell>
          <table:table-cell table:style-name="ce16" office:value-type="string">
            <text:p>SniffTest - Create new room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CS\Chat\Add Room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CS_CHA_OTHERCHECK_01</text:p>
          </table:table-cell>
          <table:table-cell table:style-name="ce16" office:value-type="string">
            <text:p>SniffTest - Create new room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CS\Chat\Add Room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CS_CHA_OTHERCHECK_01</text:p>
          </table:table-cell>
          <table:table-cell table:style-name="ce16" office:value-type="string">
            <text:p>SniffTest - Create new room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CS\Chat\Add Room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CS_CHA_OTHERCHECK_02</text:p>
          </table:table-cell>
          <table:table-cell office:value-type="string">
            <text:p>SniffTest - Invit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CS\Chat\Invit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CS_CHA_OTHERCHECK_02</text:p>
          </table:table-cell>
          <table:table-cell office:value-type="string">
            <text:p>SniffTest - Invit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CS\Chat\Invit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CS_CHA_OTHERCHECK_02</text:p>
          </table:table-cell>
          <table:table-cell office:value-type="string">
            <text:p>SniffTest - Invit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CS\Chat\Invit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CS_CHA_OTHERCHECK_03</text:p>
          </table:table-cell>
          <table:table-cell table:style-name="ce16" office:value-type="string">
            <text:p>SniffTest - Configur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CS\Chat\Configure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CS_CHA_OTHERCHECK_03</text:p>
          </table:table-cell>
          <table:table-cell table:style-name="ce16" office:value-type="string">
            <text:p>SniffTest - Configur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CS\Chat\Configure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CS_CHA_OTHERCHECK_03</text:p>
          </table:table-cell>
          <table:table-cell table:style-name="ce16" office:value-type="string">
            <text:p>SniffTest - Configur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CS\Chat\Configure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CS_CHA_OTHERCHECK_07</text:p>
          </table:table-cell>
          <table:table-cell office:value-type="string">
            <text:p>SniffTest - Search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CS\Chat\Search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CS_CHA_OTHERCHECK_07</text:p>
          </table:table-cell>
          <table:table-cell office:value-type="string">
            <text:p>SniffTest - Search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CS\Chat\Search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CS_CHA_OTHERCHECK_07</text:p>
          </table:table-cell>
          <table:table-cell office:value-type="string">
            <text:p>SniffTest -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CS\Chat\Search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CS_CHA_OTHERCHECK_08</text:p>
          </table:table-cell>
          <table:table-cell table:style-name="ce16" office:value-type="string">
            <text:p>SniffTest - Add contac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CS\Chat\Add contact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CS_CHA_OTHERCHECK_08</text:p>
          </table:table-cell>
          <table:table-cell table:style-name="ce16" office:value-type="string">
            <text:p>SniffTest - Add contac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CS\Chat\Add contact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CS_CHA_OTHERCHECK_08</text:p>
          </table:table-cell>
          <table:table-cell table:style-name="ce16" office:value-type="string">
            <text:p>SniffTest - Add contac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CS\Chat\Add contact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CS_CHA_OTHERCHECK_13</text:p>
          </table:table-cell>
          <table:table-cell office:value-type="string">
            <text:p>SniffTest - Remove contac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CS\Chat\Remove contact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CS_CHA_OTHERCHECK_13</text:p>
          </table:table-cell>
          <table:table-cell office:value-type="string">
            <text:p>SniffTest - Remove contact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CS\Chat\Remove contact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CS_CHA_OTHERCHECK_13</text:p>
          </table:table-cell>
          <table:table-cell office:value-type="string">
            <text:p>SniffTest - Remove contac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CS\Chat\Remove contact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CS_CHA_OTHERCHECK_15</text:p>
          </table:table-cell>
          <table:table-cell table:style-name="ce16" office:value-type="string">
            <text:p>SniffTest - User status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CS\Chat\User status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CS_CHA_OTHERCHECK_15</text:p>
          </table:table-cell>
          <table:table-cell table:style-name="ce16" office:value-type="string">
            <text:p>SniffTest - User status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CS\Chat\User status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CS_CHA_OTHERCHECK_15</text:p>
          </table:table-cell>
          <table:table-cell table:style-name="ce16" office:value-type="string">
            <text:p>SniffTest - User status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CS\Chat\User status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CS_CHA_PRIVATECHAT_09</text:p>
          </table:table-cell>
          <table:table-cell office:value-type="string">
            <text:p>SniffTest - Add private cha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CS\Chat\Add private chat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CS_CHA_PRIVATECHAT_09</text:p>
          </table:table-cell>
          <table:table-cell office:value-type="string">
            <text:p>SniffTest - Add private cha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CS\Chat\Add private chat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CS_CHA_PRIVATECHAT_09</text:p>
          </table:table-cell>
          <table:table-cell office:value-type="string">
            <text:p>SniffTest - Add private cha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CS\Chat\Add private chat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CS_CHA_PRIVATECHAT_10</text:p>
          </table:table-cell>
          <table:table-cell table:style-name="ce16" office:value-type="string">
            <text:p>SniffTest - Send message in private cha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CS\Chat\Send private message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CS_CHA_PRIVATECHAT_10</text:p>
          </table:table-cell>
          <table:table-cell table:style-name="ce16" office:value-type="string">
            <text:p>SniffTest - Send message in private cha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CS\Chat\Send private message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CS_CHA_PRIVATECHAT_10</text:p>
          </table:table-cell>
          <table:table-cell table:style-name="ce16" office:value-type="string">
            <text:p>SniffTest - Send message in private cha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CS\Chat\Send private message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CS_CHA_PRIVATECHAT_11</text:p>
          </table:table-cell>
          <table:table-cell office:value-type="string">
            <text:p>SniffTest - Send file in private cha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CS\Chat\Send fil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CS_CHA_PRIVATECHAT_11</text:p>
          </table:table-cell>
          <table:table-cell office:value-type="string">
            <text:p>SniffTest - Send file in private chat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CS\Chat\Send fil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CS_CHA_PRIVATECHAT_11</text:p>
          </table:table-cell>
          <table:table-cell office:value-type="string">
            <text:p>SniffTest - Send file in private cha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CS\Chat\Send fil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CS_CHA_PRIVATECHAT_12</text:p>
          </table:table-cell>
          <table:table-cell table:style-name="ce16" office:value-type="string">
            <text:p>SniffTest - Export private chat history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CS\Chat\Export 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CS_CHA_PRIVATECHAT_12</text:p>
          </table:table-cell>
          <table:table-cell table:style-name="ce16" office:value-type="string">
            <text:p>SniffTest - Export private chat history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CS\Chat\Export 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CS_CHA_PRIVATECHAT_12</text:p>
          </table:table-cell>
          <table:table-cell table:style-name="ce16" office:value-type="string">
            <text:p>SniffTest - Export private chat history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CS\Chat\Export 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CS_CHA_PRIVATECHAT_14</text:p>
          </table:table-cell>
          <table:table-cell office:value-type="string">
            <text:p>SniffTest - Show sent messages in period of tim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CS\Chat\Message in period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CS_CHA_PRIVATECHAT_14</text:p>
          </table:table-cell>
          <table:table-cell office:value-type="string">
            <text:p>SniffTest - Show sent messages in period of tim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CS\Chat\Message in period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CS_CHA_PRIVATECHAT_14</text:p>
          </table:table-cell>
          <table:table-cell office:value-type="string">
            <text:p>SniffTest - Show sent messages in period of tim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CS\Chat\Message in period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CS_CHA_PUBLICCHAT _05</text:p>
          </table:table-cell>
          <table:table-cell table:style-name="ce16" office:value-type="string">
            <text:p>SniffTest - Leav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CS\Chat\Leave a room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CS_CHA_PUBLICCHAT _05</text:p>
          </table:table-cell>
          <table:table-cell table:style-name="ce16" office:value-type="string">
            <text:p>SniffTest - Leav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CS\Chat\Leave a room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CS_CHA_PUBLICCHAT _05</text:p>
          </table:table-cell>
          <table:table-cell table:style-name="ce16" office:value-type="string">
            <text:p>SniffTest - Leav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CS\Chat\Leave a room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CS_CHA_PUBLICCHAT_04</text:p>
          </table:table-cell>
          <table:table-cell office:value-type="string">
            <text:p>SniffTest - Send message in chat room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CS\Chat\Send messag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CS_CHA_PUBLICCHAT_04</text:p>
          </table:table-cell>
          <table:table-cell office:value-type="string">
            <text:p>SniffTest - Send message in chat roo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CS\Chat\Send messag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CS_CHA_PUBLICCHAT_04</text:p>
          </table:table-cell>
          <table:table-cell office:value-type="string">
            <text:p>SniffTest - Send message in chat roo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CS\Chat\Send messag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CS_CHA_PUBLICCHAT_06</text:p>
          </table:table-cell>
          <table:table-cell table:style-name="ce16" office:value-type="string">
            <text:p>SniffTest - Join room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CS\Chat\Join a room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CS_CHA_PUBLICCHAT_06</text:p>
          </table:table-cell>
          <table:table-cell table:style-name="ce16" office:value-type="string">
            <text:p>SniffTest - Join room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CS\Chat\Join a room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CS_CHA_PUBLICCHAT_06</text:p>
          </table:table-cell>
          <table:table-cell table:style-name="ce16" office:value-type="string">
            <text:p>SniffTest - Join room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CS\Chat\Join a room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CS_CON_ADDBOOK_01</text:p>
          </table:table-cell>
          <table:table-cell office:value-type="string">
            <text:p>SniffTest - Manage Address book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CS\Contact\Manage Address book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CS_CON_ADDBOOK_01</text:p>
          </table:table-cell>
          <table:table-cell office:value-type="string">
            <text:p>SniffTest - Manage Address book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CS\Contact\Manage Address book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CS_CON_ADDBOOK_01</text:p>
          </table:table-cell>
          <table:table-cell office:value-type="string">
            <text:p>SniffTest - Manage Address book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CS\Contact\Manage Address book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CS_CON_ADDBOOK_02</text:p>
          </table:table-cell>
          <table:table-cell table:style-name="ce16" office:value-type="string">
            <text:p>SniffTest - Share address book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CS\Contact\Share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CS_CON_ADDBOOK_02</text:p>
          </table:table-cell>
          <table:table-cell table:style-name="ce16" office:value-type="string">
            <text:p>SniffTest - Share address book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CS\Contact\Share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CS_CON_ADDBOOK_02</text:p>
          </table:table-cell>
          <table:table-cell table:style-name="ce16" office:value-type="string">
            <text:p>SniffTest - Share address book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CS\Contact\Share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CS_CON_ADDBOOK_10</text:p>
          </table:table-cell>
          <table:table-cell office:value-type="string">
            <text:p>SniffTest - Import Address book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CS\Contact\Import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CS_CON_ADDBOOK_10</text:p>
          </table:table-cell>
          <table:table-cell office:value-type="string">
            <text:p>SniffTest - Import Address book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CS\Contact\Import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CS_CON_ADDBOOK_10</text:p>
          </table:table-cell>
          <table:table-cell office:value-type="string">
            <text:p>SniffTest - Import Address book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CS\Contact\Import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CS_CON_ADDBOOK_11</text:p>
          </table:table-cell>
          <table:table-cell table:style-name="ce16" office:value-type="string">
            <text:p>SniffTest - Export Address book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CS\Contact\Export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CS_CON_ADDBOOK_11</text:p>
          </table:table-cell>
          <table:table-cell table:style-name="ce16" office:value-type="string">
            <text:p>SniffTest - Export Address book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CS\Contact\Export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CS_CON_ADDBOOK_11</text:p>
          </table:table-cell>
          <table:table-cell table:style-name="ce16" office:value-type="string">
            <text:p>SniffTest - Export Address book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CS\Contact\Export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CS_CON_CONTACT_03</text:p>
          </table:table-cell>
          <table:table-cell office:value-type="string">
            <text:p>SniffTest - Manage Contact(Add/Edit/Delete/Move)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CS\Contact\Manage Contact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CS_CON_CONTACT_03</text:p>
          </table:table-cell>
          <table:table-cell office:value-type="string">
            <text:p>SniffTest - Manage Contact(Add/Edit/Delete/Move)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CS\Contact\Manage Contact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CS_CON_CONTACT_03</text:p>
          </table:table-cell>
          <table:table-cell office:value-type="string">
            <text:p>SniffTest - Manage Contact(Add/Edit/Delete/Mov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CS\Contact\Manage Contact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CS_CON_CONTACT_05</text:p>
          </table:table-cell>
          <table:table-cell table:style-name="ce16" office:value-type="string">
            <text:p>SniffTest - Copy/Paste a Contac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CS\Contact\Copy and paste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CS_CON_CONTACT_05</text:p>
          </table:table-cell>
          <table:table-cell table:style-name="ce16" office:value-type="string">
            <text:p>SniffTest - Copy/Paste a Contac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CS\Contact\Copy and paste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CS_CON_CONTACT_05</text:p>
          </table:table-cell>
          <table:table-cell table:style-name="ce16" office:value-type="string">
            <text:p>SniffTest - Copy/Paste a Contac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CS\Contact\Copy and paste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CS_CON_CONTACT_06</text:p>
          </table:table-cell>
          <table:table-cell office:value-type="string">
            <text:p>SniffTest - Share contac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CS\Contact\Share Contact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CS_CON_CONTACT_06</text:p>
          </table:table-cell>
          <table:table-cell office:value-type="string">
            <text:p>SniffTest - Share contac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CS\Contact\Share Contact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CS_CON_CONTACT_06</text:p>
          </table:table-cell>
          <table:table-cell office:value-type="string">
            <text:p>SniffTest - Share contac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CS\Contact\Share Contact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CS_CON_CONTACT_09</text:p>
          </table:table-cell>
          <table:table-cell table:style-name="ce16" office:value-type="string">
            <text:p>SniffTest - Send Email contac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CS\Contact\Send mail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CS_CON_CONTACT_09</text:p>
          </table:table-cell>
          <table:table-cell table:style-name="ce16" office:value-type="string">
            <text:p>SniffTest - Send Email contac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CS\Contact\Send mail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CS_CON_CONTACT_09</text:p>
          </table:table-cell>
          <table:table-cell table:style-name="ce16" office:value-type="string">
            <text:p>SniffTest - Send Email contac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CS\Contact\Send mail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CS_CON_LAYOUT_07</text:p>
          </table:table-cell>
          <table:table-cell office:value-type="string">
            <text:p>SniffTest - Switch views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CS\Contact\Switch views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CS_CON_LAYOUT_07</text:p>
          </table:table-cell>
          <table:table-cell office:value-type="string">
            <text:p>SniffTest - Switch views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CS\Contact\Switch views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CS_CON_LAYOUT_07</text:p>
          </table:table-cell>
          <table:table-cell office:value-type="string">
            <text:p>SniffTest - Switch views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CS\Contact\Switch views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CS_CON_SEARCH_12</text:p>
          </table:table-cell>
          <table:table-cell table:style-name="ce16" office:value-type="string">
            <text:p>SniffTest - Quick search 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CS\Contact\Quick Search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CS_CON_SEARCH_12</text:p>
          </table:table-cell>
          <table:table-cell table:style-name="ce16" office:value-type="string">
            <text:p>SniffTest - Quick search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CS\Contact\Quick Search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CS_CON_SEARCH_12</text:p>
          </table:table-cell>
          <table:table-cell table:style-name="ce16" office:value-type="string">
            <text:p>SniffTest - Quick search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CS\Contact\Quick Search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CS_CON_SEARCH_13</text:p>
          </table:table-cell>
          <table:table-cell office:value-type="string">
            <text:p>SniffTest - Advanced search(simple case)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CS\Contact\Advanced Search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CS_CON_SEARCH_13</text:p>
          </table:table-cell>
          <table:table-cell office:value-type="string">
            <text:p>SniffTest - Advanced search(simple case)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CS\Contact\Advanced Search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CS_CON_SEARCH_13</text:p>
          </table:table-cell>
          <table:table-cell office:value-type="string">
            <text:p>SniffTest - Advanced search(simple cas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CS\Contact\Advanced Search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CS_CON_TAG_08</text:p>
          </table:table-cell>
          <table:table-cell table:style-name="ce16" office:value-type="string">
            <text:p>SniffTest - Tag on specific contac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CS\Contact\Tag 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CS_CON_TAG_08</text:p>
          </table:table-cell>
          <table:table-cell table:style-name="ce16" office:value-type="string">
            <text:p>SniffTest - Tag on specific contac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CS\Contact\Tag 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CS_CON_TAG_08</text:p>
          </table:table-cell>
          <table:table-cell table:style-name="ce16" office:value-type="string">
            <text:p>SniffTest - Tag on specific contac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CS\Contact\Tag 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CS_MA_ACC_01</text:p>
          </table:table-cell>
          <table:table-cell office:value-type="string">
            <text:p>SniffTest - Manage Mail Account(Add/Edit/Delete)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CS\Mail\Manage Account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CS_MA_ACC_01</text:p>
          </table:table-cell>
          <table:table-cell office:value-type="string">
            <text:p>SniffTest - Manage Mail Account(Add/Edit/Delete)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CS\Mail\Manage Account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CS_MA_ACC_01</text:p>
          </table:table-cell>
          <table:table-cell office:value-type="string">
            <text:p>SniffTest - Manage Mail Account(Add/Edit/Delet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CS\Mail\Manage Account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CS_MA_ACC_19</text:p>
          </table:table-cell>
          <table:table-cell table:style-name="ce16" office:value-type="string">
            <text:p>SniffTest - Delegate an email account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CS\Mail\Delegation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CS_MA_ACC_19</text:p>
          </table:table-cell>
          <table:table-cell table:style-name="ce16" office:value-type="string">
            <text:p>SniffTest - Delegate an email account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CS\Mail\Delegation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CS_MA_ACC_19</text:p>
          </table:table-cell>
          <table:table-cell table:style-name="ce16" office:value-type="string">
            <text:p>SniffTest - Delegate an email accoun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CS\Mail\Delegation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CS_MA_ADDBOOK_18</text:p>
          </table:table-cell>
          <table:table-cell office:value-type="string">
            <text:p>SniffTest - Manage Contact in Mai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CS\Mail\Manage contact in Mail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CS_MA_ADDBOOK_18</text:p>
          </table:table-cell>
          <table:table-cell office:value-type="string">
            <text:p>SniffTest - Manage Contact in Mai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CS\Mail\Manage contact in Mail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CS_MA_ADDBOOK_18</text:p>
          </table:table-cell>
          <table:table-cell office:value-type="string">
            <text:p>SniffTest - Manage Contact in Mai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CS\Mail\Manage contact in Mail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CS_MA_EVENT_17</text:p>
          </table:table-cell>
          <table:table-cell table:style-name="ce16" office:value-type="string">
            <text:p>SniffTest - Add event in Mail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CS\Mail\Add event in Mail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CS_MA_EVENT_17</text:p>
          </table:table-cell>
          <table:table-cell table:style-name="ce16" office:value-type="string">
            <text:p>SniffTest - Add event in Mail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CS\Mail\Add event in Mail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CS_MA_EVENT_17</text:p>
          </table:table-cell>
          <table:table-cell table:style-name="ce16" office:value-type="string">
            <text:p>SniffTest - Add event in Mail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CS\Mail\Add event in Mail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CS_MA_FILTER_13</text:p>
          </table:table-cell>
          <table:table-cell office:value-type="string">
            <text:p>SniffTest - Filter messages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CS\Mail\Filter messag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CS_MA_FILTER_13</text:p>
          </table:table-cell>
          <table:table-cell office:value-type="string">
            <text:p>SniffTest - Filter message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CS\Mail\Filter messag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CS_MA_FILTER_13</text:p>
          </table:table-cell>
          <table:table-cell office:value-type="string">
            <text:p>SniffTest - Filter message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CS\Mail\Filter messag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CS_MA_FILTER_14</text:p>
          </table:table-cell>
          <table:table-cell table:style-name="ce16" office:value-type="string">
            <text:p>SniffTest - Mange Filters(Add/Edit/Delete)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CS\Mail\Manage filter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CS_MA_FILTER_14</text:p>
          </table:table-cell>
          <table:table-cell table:style-name="ce16" office:value-type="string">
            <text:p>SniffTest - Mange Filters(Add/Edit/Delete)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CS\Mail\Manage filter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CS_MA_FILTER_14</text:p>
          </table:table-cell>
          <table:table-cell table:style-name="ce16" office:value-type="string">
            <text:p>SniffTest - Mange Filters(Add/Edit/Delete)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CS\Mail\Manage filter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CS_MA_FOLDER_10</text:p>
          </table:table-cell>
          <table:table-cell office:value-type="string">
            <text:p>SniffTest - Manage a folder(Add/Edit/Delete)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CS\Mail\Manage Fold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CS_MA_FOLDER_10</text:p>
          </table:table-cell>
          <table:table-cell office:value-type="string">
            <text:p>SniffTest - Manage a folder(Add/Edit/Delete)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CS\Mail\Manage Fold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CS_MA_FOLDER_10</text:p>
          </table:table-cell>
          <table:table-cell office:value-type="string">
            <text:p>SniffTest - Manage a folder(Add/Edit/Delet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CS\Mail\Manage Fold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CS_MA_MAIL_02</text:p>
          </table:table-cell>
          <table:table-cell table:style-name="ce16" office:value-type="string">
            <text:p>SniffTest - Check mail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CS\Mail\Check Mail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CS_MA_MAIL_02</text:p>
          </table:table-cell>
          <table:table-cell table:style-name="ce16" office:value-type="string">
            <text:p>SniffTest - Check mail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CS\Mail\Check Mail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CS_MA_MAIL_02</text:p>
          </table:table-cell>
          <table:table-cell table:style-name="ce16" office:value-type="string">
            <text:p>SniffTest - Check mail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CS\Mail\Check Mail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CS_MA_MAIL_03</text:p>
          </table:table-cell>
          <table:table-cell office:value-type="string">
            <text:p>SniffTest - Compose mai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CS\Mail\Compos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CS_MA_MAIL_03</text:p>
          </table:table-cell>
          <table:table-cell office:value-type="string">
            <text:p>SniffTest - Compose mai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CS\Mail\Compos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CS_MA_MAIL_03</text:p>
          </table:table-cell>
          <table:table-cell office:value-type="string">
            <text:p>SniffTest - Compose mai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CS\Mail\Compos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CS_MA_MAIL_04</text:p>
          </table:table-cell>
          <table:table-cell table:style-name="ce16" office:value-type="string">
            <text:p>SniffTest - Draft mail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CS\Mail\Draft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CS_MA_MAIL_04</text:p>
          </table:table-cell>
          <table:table-cell table:style-name="ce16" office:value-type="string">
            <text:p>SniffTest - Draft mail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CS\Mail\Draft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CS_MA_MAIL_04</text:p>
          </table:table-cell>
          <table:table-cell table:style-name="ce16" office:value-type="string">
            <text:p>SniffTest - Draft mail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CS\Mail\Draft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CS_MA_MAIL_05</text:p>
          </table:table-cell>
          <table:table-cell office:value-type="string">
            <text:p>SniffTest - Reply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CS\Mail\Reply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CS_MA_MAIL_05</text:p>
          </table:table-cell>
          <table:table-cell office:value-type="string">
            <text:p>SniffTest - Repl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CS\Mail\Reply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CS_MA_MAIL_05</text:p>
          </table:table-cell>
          <table:table-cell office:value-type="string">
            <text:p>SniffTest - Repl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CS\Mail\Reply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CS_MA_MAIL_06</text:p>
          </table:table-cell>
          <table:table-cell table:style-name="ce16" office:value-type="string">
            <text:p>SniffTest - Forward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CS\Mail\Forward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CS_MA_MAIL_06</text:p>
          </table:table-cell>
          <table:table-cell table:style-name="ce16" office:value-type="string">
            <text:p>SniffTest - Forward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CS\Mail\Forward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CS_MA_MAIL_06</text:p>
          </table:table-cell>
          <table:table-cell table:style-name="ce16" office:value-type="string">
            <text:p>SniffTest - Forward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CS\Mail\Forward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CS_MA_MAIL_08</text:p>
          </table:table-cell>
          <table:table-cell office:value-type="string">
            <text:p>SniffTest - Drag-drop mai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CS\Mail\Drag and Drop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CS_MA_MAIL_08</text:p>
          </table:table-cell>
          <table:table-cell office:value-type="string">
            <text:p>SniffTest - Drag-drop mai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CS\Mail\Drag and Drop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CS_MA_MAIL_08</text:p>
          </table:table-cell>
          <table:table-cell office:value-type="string">
            <text:p>SniffTest - Drag-drop mai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CS\Mail\Drag and Drop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CS_MA_SEARCH_15</text:p>
          </table:table-cell>
          <table:table-cell table:style-name="ce16" office:value-type="string">
            <text:p>SniffTest - Quick search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CS\Mail\Quick Search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CS_MA_SEARCH_15</text:p>
          </table:table-cell>
          <table:table-cell table:style-name="ce16" office:value-type="string">
            <text:p>SniffTest - Quick search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CS\Mail\Quick Search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CS_MA_SEARCH_15</text:p>
          </table:table-cell>
          <table:table-cell table:style-name="ce16" office:value-type="string">
            <text:p>SniffTest - Quick search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CS\Mail\Quick Search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CS_MA_SEARCH_16</text:p>
          </table:table-cell>
          <table:table-cell office:value-type="string">
            <text:p>SniffTest - Advanced search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CS\Mail\Advance Search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CS_MA_SEARCH_16</text:p>
          </table:table-cell>
          <table:table-cell office:value-type="string">
            <text:p>SniffTest - Advanced search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CS\Mail\Advance Search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CS_MA_SEARCH_16</text:p>
          </table:table-cell>
          <table:table-cell office:value-type="string">
            <text:p>SniffTest - Advanced search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CS\Mail\Advance Search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CS_MA_TAG_11</text:p>
          </table:table-cell>
          <table:table-cell table:style-name="ce16" office:value-type="string">
            <text:p>SniffTest - Manage a tag(Add/Edit/Delete)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CS\Mail\Manage Tag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CS_MA_TAG_11</text:p>
          </table:table-cell>
          <table:table-cell table:style-name="ce16" office:value-type="string">
            <text:p>SniffTest - Manage a tag(Add/Edit/Delete)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CS\Mail\Manage Tag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CS_MA_TAG_11</text:p>
          </table:table-cell>
          <table:table-cell table:style-name="ce16" office:value-type="string">
            <text:p>SniffTest - Manage a tag(Add/Edit/Delete)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CS\Mail\Manage Tag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ECMS_DMS_ACT_01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ECMS\DMS\Action\Copy_Past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DMS_ACT_01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DMS\Action\Copy_Past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DMS_ACT_01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DMS\Action\Copy_Past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ECMS_DMS_ACT_02</text:p>
          </table:table-cell>
          <table:table-cell table:style-name="ce16" office:value-type="string">
            <text:p>SniffTest - Basic Action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ECMS\DMS\Action\Cut_Paste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ECMS_DMS_ACT_02</text:p>
          </table:table-cell>
          <table:table-cell table:style-name="ce16" office:value-type="string">
            <text:p>SniffTest - Basic Action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ECMS\DMS\Action\Cut_Paste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ECMS_DMS_ACT_02</text:p>
          </table:table-cell>
          <table:table-cell table:style-name="ce16" office:value-type="string">
            <text:p>SniffTest - Basic Ac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ECMS\DMS\Action\Cut_Paste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ECMS_DMS_ACT_03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ECMS\DMS\Action\Lock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DMS_ACT_03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DMS\Action\Lock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DMS_ACT_03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DMS\Action\Lock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ECMS_DMS_ACT_04</text:p>
          </table:table-cell>
          <table:table-cell table:style-name="ce16" office:value-type="string">
            <text:p>SniffTest - Basic Action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ECMS\DMS\Action\Rename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ECMS_DMS_ACT_04</text:p>
          </table:table-cell>
          <table:table-cell table:style-name="ce16" office:value-type="string">
            <text:p>SniffTest - Basic Action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ECMS\DMS\Action\Rename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ECMS_DMS_ACT_04</text:p>
          </table:table-cell>
          <table:table-cell table:style-name="ce16" office:value-type="string">
            <text:p>SniffTest - Basic Ac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ECMS\DMS\Action\Rename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ECMS_DMS_ACT_05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ECMS\DMS\Action\Symlink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DMS_ACT_05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DMS\Action\Symlink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DMS_ACT_05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DMS\Action\Symlink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ECMS_DMS_ACT_06</text:p>
          </table:table-cell>
          <table:table-cell table:style-name="ce16" office:value-type="string">
            <text:p>SniffTest - Basic Action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ECMS\DMS\Action\WebDAV\Create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ECMS_DMS_ACT_06</text:p>
          </table:table-cell>
          <table:table-cell table:style-name="ce16" office:value-type="string">
            <text:p>SniffTest - Basic Action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ECMS\DMS\Action\WebDAV\Create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ECMS_DMS_ACT_06</text:p>
          </table:table-cell>
          <table:table-cell table:style-name="ce16" office:value-type="string">
            <text:p>SniffTest - Basic Ac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ECMS\DMS\Action\WebDAV\Create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ECMS_DMS_ACT_07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ECMS\DMS\Action\WebDAV\Action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DMS_ACT_07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DMS\Action\WebDAV\Action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DMS_ACT_07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DMS\Action\WebDAV\Action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ECMS_DMS_ACT_08</text:p>
          </table:table-cell>
          <table:table-cell table:style-name="ce16" office:value-type="string">
            <text:p>SniffTest - Basic Action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ECMS\DMS\Action\Drag_Drop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ECMS_DMS_ACT_08</text:p>
          </table:table-cell>
          <table:table-cell table:style-name="ce16" office:value-type="string">
            <text:p>SniffTest - Basic Action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ECMS\DMS\Action\Drag_Drop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ECMS_DMS_ACT_08</text:p>
          </table:table-cell>
          <table:table-cell table:style-name="ce16" office:value-type="string">
            <text:p>SniffTest - Basic Ac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ECMS\DMS\Action\Drag_Drop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ECMS_DMS_ADI_01</text:p>
          </table:table-cell>
          <table:table-cell office:value-type="string">
            <text:p>SniffTest - Admi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ECMS\DMS\Admin\Publication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DMS_ADI_01</text:p>
          </table:table-cell>
          <table:table-cell office:value-type="string">
            <text:p>SniffTest - Admi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DMS\Admin\Publication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DMS_ADI_01</text:p>
          </table:table-cell>
          <table:table-cell office:value-type="string">
            <text:p>SniffTest - Admi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DMS\Admin\Publication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ECMS_DMS_ADI_02</text:p>
          </table:table-cell>
          <table:table-cell table:style-name="ce16" office:value-type="string">
            <text:p>SniffTest - Admin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ECMS\DMS\Admin\Category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ECMS_DMS_ADI_02</text:p>
          </table:table-cell>
          <table:table-cell table:style-name="ce16" office:value-type="string">
            <text:p>SniffTest - Admin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ECMS\DMS\Admin\Category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ECMS_DMS_ADI_02</text:p>
          </table:table-cell>
          <table:table-cell table:style-name="ce16" office:value-type="string">
            <text:p>SniffTest - Admi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ECMS\DMS\Admin\Category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ECMS_DMS_ADI_03</text:p>
          </table:table-cell>
          <table:table-cell office:value-type="string">
            <text:p>SniffTest - Admi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DMS\Admin\Relation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DMS_ADI_03</text:p>
          </table:table-cell>
          <table:table-cell office:value-type="string">
            <text:p>SniffTest - Admi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ECMS\DMS\Admin\Relation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DMS_ADI_03</text:p>
          </table:table-cell>
          <table:table-cell office:value-type="string">
            <text:p>SniffTest - Admi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DMS\Admin\Relation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ECMS_DMS_ADI_04</text:p>
          </table:table-cell>
          <table:table-cell table:style-name="ce16" office:value-type="string">
            <text:p>SniffTest - Admin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ECMS\DMS\Admin\Node_Property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ECMS_DMS_ADI_04</text:p>
          </table:table-cell>
          <table:table-cell table:style-name="ce16" office:value-type="string">
            <text:p>SniffTest - Admin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ECMS\DMS\Admin\Node_Property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ECMS_DMS_ADI_04</text:p>
          </table:table-cell>
          <table:table-cell table:style-name="ce16" office:value-type="string">
            <text:p>SniffTest - Admi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ECMS\DMS\Admin\Node_Property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ECMS_DMS_ADI_05</text:p>
          </table:table-cell>
          <table:table-cell office:value-type="string">
            <text:p>SniffTest - Admi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DMS\Admin\Export_Import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DMS_ADI_05</text:p>
          </table:table-cell>
          <table:table-cell office:value-type="string">
            <text:p>SniffTest - Admi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ECMS\DMS\Admin\Export_Import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DMS_ADI_05</text:p>
          </table:table-cell>
          <table:table-cell office:value-type="string">
            <text:p>SniffTest - Admi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DMS\Admin\Export_Import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ECMS_DMS_ADM_01</text:p>
          </table:table-cell>
          <table:table-cell table:style-name="ce16" office:value-type="string">
            <text:p>SniffTest - Setting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ECMS\DMS\ADM\Tags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ECMS_DMS_ADM_01</text:p>
          </table:table-cell>
          <table:table-cell table:style-name="ce16" office:value-type="string">
            <text:p>SniffTest - Setting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ECMS\DMS\ADM\Tags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ECMS_DMS_ADM_01</text:p>
          </table:table-cell>
          <table:table-cell table:style-name="ce16" office:value-type="string">
            <text:p>SniffTest - Setting</text:p>
          </table:table-cell>
          <table:table-cell office:value-type="string">
            <text:p>Low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ECMS\DMS\ADM\Tags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ECMS_DMS_ADM_02</text:p>
          </table:table-cell>
          <table:table-cell office:value-type="string">
            <text:p>SniffTest - Setting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ECMS\DMS\ADM\Categories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DMS_ADM_02</text:p>
          </table:table-cell>
          <table:table-cell office:value-type="string">
            <text:p>SniffTest - Setting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DMS\ADM\Categories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DMS_ADM_02</text:p>
          </table:table-cell>
          <table:table-cell office:value-type="string">
            <text:p>SniffTest - Settin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DMS\ADM\Categories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ECMS_DMS_ADM_03</text:p>
          </table:table-cell>
          <table:table-cell table:style-name="ce16" office:value-type="string">
            <text:p>SniffTest - Setting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ECMS\DMS\ADM\Template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ECMS_DMS_ADM_03</text:p>
          </table:table-cell>
          <table:table-cell table:style-name="ce16" office:value-type="string">
            <text:p>SniffTest - Setting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ECMS\DMS\ADM\Template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ECMS_DMS_ADM_03</text:p>
          </table:table-cell>
          <table:table-cell table:style-name="ce16" office:value-type="string">
            <text:p>SniffTest - Setting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ECMS\DMS\ADM\Template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ECMS_DMS_ADM_04</text:p>
          </table:table-cell>
          <table:table-cell office:value-type="string">
            <text:p>SniffTest - Clipboard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DMS\ADM\Metadata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DMS_ADM_04</text:p>
          </table:table-cell>
          <table:table-cell office:value-type="string">
            <text:p>SniffTest - Clipboar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DMS\ADM\Metadata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DMS_ADM_04</text:p>
          </table:table-cell>
          <table:table-cell office:value-type="string">
            <text:p>SniffTest - Clipboard</text:p>
          </table:table-cell>
          <table:table-cell table:style-name="Default" office:value-type="string">
            <text:p>Low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ECMS\DMS\ADM\Metadata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ECMS_DMS_ADM_05</text:p>
          </table:table-cell>
          <table:table-cell table:style-name="ce16" office:value-type="string">
            <text:p>SniffTest - Manage Tag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ECMS\DMS\ADM\View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ECMS_DMS_ADM_05</text:p>
          </table:table-cell>
          <table:table-cell table:style-name="ce16" office:value-type="string">
            <text:p>SniffTest - Manage Tag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ECMS\DMS\ADM\View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ECMS_DMS_ADM_05</text:p>
          </table:table-cell>
          <table:table-cell table:style-name="ce16" office:value-type="string">
            <text:p>SniffTest - Manage Tag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ECMS\DMS\ADM\View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ECMS_DMS_ADM_06</text:p>
          </table:table-cell>
          <table:table-cell office:value-type="string">
            <text:p>SniffTest - Manage Taxonomy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ECMS\DMS\ADM\Driv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DMS_ADM_06</text:p>
          </table:table-cell>
          <table:table-cell office:value-type="string">
            <text:p>SniffTest - Manage Taxonom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DMS\ADM\Driv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DMS_ADM_06</text:p>
          </table:table-cell>
          <table:table-cell office:value-type="string">
            <text:p>SniffTest - Manage Taxonom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DMS\ADM\Driv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ECMS_DMS_ADM_07</text:p>
          </table:table-cell>
          <table:table-cell table:style-name="ce16" office:value-type="string">
            <text:p>SniffTest - Manage Template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ECMS\DMS\ADM\Namespace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ECMS_DMS_ADM_07</text:p>
          </table:table-cell>
          <table:table-cell table:style-name="ce16" office:value-type="string">
            <text:p>SniffTest - Manage Templat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ECMS\DMS\ADM\Namespace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ECMS_DMS_ADM_07</text:p>
          </table:table-cell>
          <table:table-cell table:style-name="ce16" office:value-type="string">
            <text:p>SniffTest - Manage Template</text:p>
          </table:table-cell>
          <table:table-cell office:value-type="string">
            <text:p>Low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ECMS\DMS\ADM\Namespace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ECMS_DMS_ADM_08</text:p>
          </table:table-cell>
          <table:table-cell office:value-type="string">
            <text:p>SniffTest - Manage Metadata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DMS\ADM\Node_Typ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DMS_ADM_08</text:p>
          </table:table-cell>
          <table:table-cell office:value-type="string">
            <text:p>SniffTest - Manage Metadata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ECMS\DMS\ADM\Node_Typ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DMS_ADM_08</text:p>
          </table:table-cell>
          <table:table-cell office:value-type="string">
            <text:p>SniffTest - Manage Metadata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DMS\ADM\Node_Typ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ECMS_DMS_ADM_09</text:p>
          </table:table-cell>
          <table:table-cell table:style-name="ce16" office:value-type="string">
            <text:p>SniffTest - Manage Views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ECMS\DMS\ADM\Query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ECMS_DMS_ADM_09</text:p>
          </table:table-cell>
          <table:table-cell table:style-name="ce16" office:value-type="string">
            <text:p>SniffTest - Manage Views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ECMS\DMS\ADM\Query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ECMS_DMS_ADM_09</text:p>
          </table:table-cell>
          <table:table-cell table:style-name="ce16" office:value-type="string">
            <text:p>SniffTest - Manage Views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ECMS\DMS\ADM\Query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ECMS_DMS_ADM_10</text:p>
          </table:table-cell>
          <table:table-cell office:value-type="string">
            <text:p>SniffTest - Manage Driv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DMS\ADM\Script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DMS_ADM_10</text:p>
          </table:table-cell>
          <table:table-cell office:value-type="string">
            <text:p>SniffTest - Manage Driv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ECMS\DMS\ADM\Script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DMS_ADM_10</text:p>
          </table:table-cell>
          <table:table-cell office:value-type="string">
            <text:p>SniffTest - Manage Driv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DMS\ADM\Script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ECMS_DMS_ADM_11</text:p>
          </table:table-cell>
          <table:table-cell table:style-name="ce16" office:value-type="string">
            <text:p>SniffTest - Namespace registry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ECMS\DMS\ADM\Action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ECMS_DMS_ADM_11</text:p>
          </table:table-cell>
          <table:table-cell table:style-name="ce16" office:value-type="string">
            <text:p>SniffTest - Namespace registry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ECMS\DMS\ADM\Action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ECMS_DMS_ADM_11</text:p>
          </table:table-cell>
          <table:table-cell table:style-name="ce16" office:value-type="string">
            <text:p>SniffTest - Namespace registry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ECMS\DMS\ADM\Action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ECMS_DMS_ADM_12</text:p>
          </table:table-cell>
          <table:table-cell office:value-type="string">
            <text:p>SniffTest - Manage Node Typ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DMS\ADM\Lock_Unlock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DMS_ADM_12</text:p>
          </table:table-cell>
          <table:table-cell office:value-type="string">
            <text:p>SniffTest - Manage Node Typ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ECMS\DMS\ADM\Lock_Unlock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DMS_ADM_12</text:p>
          </table:table-cell>
          <table:table-cell office:value-type="string">
            <text:p>SniffTest - Manage Node Typ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DMS\ADM\Lock_Unlock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ECMS_DMS_CFD_01</text:p>
          </table:table-cell>
          <table:table-cell table:style-name="ce16" office:value-type="string">
            <text:p>SniffTest - Create folder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ECMS\DMS\Create\Folder\Content_Folder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ECMS_DMS_CFD_01</text:p>
          </table:table-cell>
          <table:table-cell table:style-name="ce16" office:value-type="string">
            <text:p>SniffTest - Create folde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ECMS\DMS\Create\Folder\Content_Folder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ECMS_DMS_CFD_01</text:p>
          </table:table-cell>
          <table:table-cell table:style-name="ce16" office:value-type="string">
            <text:p>SniffTest - Create folde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ECMS\DMS\Create\Folder\Content_Folder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ECMS_DMS_CLB_01</text:p>
          </table:table-cell>
          <table:table-cell office:value-type="string">
            <text:p>SniffTest - View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ECMS\DMS\Clipboard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DMS_CLB_01</text:p>
          </table:table-cell>
          <table:table-cell office:value-type="string">
            <text:p>SniffTest - View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DMS\Clipboard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DMS_CLB_01</text:p>
          </table:table-cell>
          <table:table-cell office:value-type="string">
            <text:p>SniffTest - View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DMS\Clipboard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ECMS_DMS_COL_01</text:p>
          </table:table-cell>
          <table:table-cell table:style-name="ce16" office:value-type="string">
            <text:p>SniffTest - Collaboration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ECMS\DMS\Collaboration\Tag\Private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ECMS_DMS_COL_01</text:p>
          </table:table-cell>
          <table:table-cell table:style-name="ce16" office:value-type="string">
            <text:p>SniffTest - Collaboration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ECMS\DMS\Collaboration\Tag\Private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ECMS_DMS_COL_01</text:p>
          </table:table-cell>
          <table:table-cell table:style-name="ce16" office:value-type="string">
            <text:p>SniffTest - Collabora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ECMS\DMS\Collaboration\Tag\Private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ECMS_DMS_COL_02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DMS\Collaboration\Tag\Public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DMS_COL_02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ECMS\DMS\Collaboration\Tag\Public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DMS_COL_02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DMS\Collaboration\Tag\Public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ECMS_DMS_COL_03</text:p>
          </table:table-cell>
          <table:table-cell table:style-name="ce16" office:value-type="string">
            <text:p>SniffTest - Collaboration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ECMS\DMS\Collaboration\Language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ECMS_DMS_COL_03</text:p>
          </table:table-cell>
          <table:table-cell table:style-name="ce16" office:value-type="string">
            <text:p>SniffTest - Collaboration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ECMS\DMS\Collaboration\Language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ECMS_DMS_COL_03</text:p>
          </table:table-cell>
          <table:table-cell table:style-name="ce16" office:value-type="string">
            <text:p>SniffTest - Collabora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ECMS\DMS\Collaboration\Language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ECMS_DMS_COL_04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DMS\Collaboration\Vot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DMS_COL_04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ECMS\DMS\Collaboration\Vot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DMS_COL_04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DMS\Collaboration\Vot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ECMS_DMS_COL_05</text:p>
          </table:table-cell>
          <table:table-cell table:style-name="ce16" office:value-type="string">
            <text:p>SniffTest - Collaboration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ECMS\DMS\Collaboration\Comment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ECMS_DMS_COL_05</text:p>
          </table:table-cell>
          <table:table-cell table:style-name="ce16" office:value-type="string">
            <text:p>SniffTest - Collaboration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ECMS\DMS\Collaboration\Comment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ECMS_DMS_COL_05</text:p>
          </table:table-cell>
          <table:table-cell table:style-name="ce16" office:value-type="string">
            <text:p>SniffTest - Collabora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ECMS\DMS\Collaboration\Comment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ECMS_DMS_DOC_01</text:p>
          </table:table-cell>
          <table:table-cell office:value-type="string">
            <text:p>SniffTest - Create documen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ECMS\DMS\Create\Document\Articl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DMS_DOC_01</text:p>
          </table:table-cell>
          <table:table-cell office:value-type="string">
            <text:p>SniffTest - Create documen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DMS\Create\Document\Articl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DMS_DOC_01</text:p>
          </table:table-cell>
          <table:table-cell office:value-type="string">
            <text:p>SniffTest - Create docum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DMS\Create\Document\Articl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ECMS_DMS_DOC_02</text:p>
          </table:table-cell>
          <table:table-cell table:style-name="ce16" office:value-type="string">
            <text:p>SniffTest - Create documen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ECMS\DMS\Create\Document\File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ECMS_DMS_DOC_02</text:p>
          </table:table-cell>
          <table:table-cell table:style-name="ce16" office:value-type="string">
            <text:p>SniffTest - Create documen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ECMS\DMS\Create\Document\File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ECMS_DMS_DOC_02</text:p>
          </table:table-cell>
          <table:table-cell table:style-name="ce16" office:value-type="string">
            <text:p>SniffTest - Create documen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ECMS\DMS\Create\Document\File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ECMS_DMS_DOC_03</text:p>
          </table:table-cell>
          <table:table-cell office:value-type="string">
            <text:p>SniffTest - Create documen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ECMS\DMS\Create\Document\Free_Layout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DMS_DOC_03</text:p>
          </table:table-cell>
          <table:table-cell office:value-type="string">
            <text:p>SniffTest - Create documen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DMS\Create\Document\Free_Layout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DMS_DOC_03</text:p>
          </table:table-cell>
          <table:table-cell office:value-type="string">
            <text:p>SniffTest - Create docum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DMS\Create\Document\Free_Layout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ECMS_DMS_INF_01</text:p>
          </table:table-cell>
          <table:table-cell table:style-name="ce16" office:value-type="string">
            <text:p>SniffTest - Infor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ECMS\DMS\Info\Permission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ECMS_DMS_INF_01</text:p>
          </table:table-cell>
          <table:table-cell table:style-name="ce16" office:value-type="string">
            <text:p>SniffTest - Info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ECMS\DMS\Info\Permission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ECMS_DMS_INF_01</text:p>
          </table:table-cell>
          <table:table-cell table:style-name="ce16" office:value-type="string">
            <text:p>SniffTest - Info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ECMS\DMS\Info\Permission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ECMS_DMS_INF_02</text:p>
          </table:table-cell>
          <table:table-cell office:value-type="string">
            <text:p>SniffTest - Info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DMS\Info\Metadata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DMS_INF_02</text:p>
          </table:table-cell>
          <table:table-cell office:value-type="string">
            <text:p>SniffTest - Info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DMS\Info\Metadata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DMS_INF_02</text:p>
          </table:table-cell>
          <table:table-cell office:value-type="string">
            <text:p>SniffTest - Infor</text:p>
          </table:table-cell>
          <table:table-cell table:style-name="Default" office:value-type="string">
            <text:p>Low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ECMS\DMS\Info\Metadata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ECMS_DMS_SER_01</text:p>
          </table:table-cell>
          <table:table-cell table:style-name="ce16" office:value-type="string">
            <text:p>SniffTest - Infor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ECMS\DMS\Search\Simple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ECMS_DMS_SER_01</text:p>
          </table:table-cell>
          <table:table-cell table:style-name="ce16" office:value-type="string">
            <text:p>SniffTest - Infor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ECMS\DMS\Search\Simple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ECMS_DMS_SER_01</text:p>
          </table:table-cell>
          <table:table-cell table:style-name="ce16" office:value-type="string">
            <text:p>SniffTest - Info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ECMS\DMS\Search\Simple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ECMS_DMS_SER_02</text:p>
          </table:table-cell>
          <table:table-cell office:value-type="string">
            <text:p>SniffTest - Info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DMS\Search\Advanced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DMS_SER_02</text:p>
          </table:table-cell>
          <table:table-cell office:value-type="string">
            <text:p>SniffTest - Infor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ECMS\DMS\Search\Advanced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DMS_SER_02</text:p>
          </table:table-cell>
          <table:table-cell office:value-type="string">
            <text:p>SniffTest - Info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DMS\Search\Advanced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ECMS_DMS_SER_03</text:p>
          </table:table-cell>
          <table:table-cell table:style-name="ce16" office:value-type="string">
            <text:p>SniffTest - Infor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ECMS\DMS\Search\Query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ECMS_DMS_SER_03</text:p>
          </table:table-cell>
          <table:table-cell table:style-name="ce16" office:value-type="string">
            <text:p>SniffTest - Infor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ECMS\DMS\Search\Query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ECMS_DMS_SER_03</text:p>
          </table:table-cell>
          <table:table-cell table:style-name="ce16" office:value-type="string">
            <text:p>SniffTest - Info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ECMS\DMS\Search\Query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ECMS_DMS_SET_01</text:p>
          </table:table-cell>
          <table:table-cell office:value-type="string">
            <text:p>SniffTest - Search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DMS\Setting\Browsing_Preferences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DMS_SET_01</text:p>
          </table:table-cell>
          <table:table-cell office:value-type="string">
            <text:p>SniffTest - Search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ECMS\DMS\Setting\Browsing_Preferences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DMS_SET_01</text:p>
          </table:table-cell>
          <table:table-cell office:value-type="string">
            <text:p>SniffTest -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DMS\Setting\Browsing_Preferences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ECMS_DMS_UPL_01</text:p>
          </table:table-cell>
          <table:table-cell table:style-name="ce16" office:value-type="string">
            <text:p>SniffTest - Upload fil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ECMS\DMS\Upload_File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ECMS_DMS_UPL_01</text:p>
          </table:table-cell>
          <table:table-cell table:style-name="ce16" office:value-type="string">
            <text:p>SniffTest - Upload fil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ECMS\DMS\Upload_File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ECMS_DMS_UPL_01</text:p>
          </table:table-cell>
          <table:table-cell table:style-name="ce16" office:value-type="string">
            <text:p>SniffTest - Upload fil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ECMS\DMS\Upload_File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ECMS_WCM_CLV_01</text:p>
          </table:table-cell>
          <table:table-cell office:value-type="string">
            <text:p>SniffTest - Ad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ECMS\WCM\Content_List_Viewer\Create_By_Fold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WCM_CLV_01</text:p>
          </table:table-cell>
          <table:table-cell office:value-type="string">
            <text:p>SniffTest - Ad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WCM\Content_List_Viewer\Create_By_Fold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WCM_CLV_01</text:p>
          </table:table-cell>
          <table:table-cell office:value-type="string">
            <text:p>SniffTest - Ad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WCM\Content_List_Viewer\Create_By_Fold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ECMS_WCM_CLV_02</text:p>
          </table:table-cell>
          <table:table-cell table:style-name="ce16" office:value-type="string">
            <text:p>SniffTest - Add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ECMS\WCM\Content_List_Viewer\Create_By_Contents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ECMS_WCM_CLV_02</text:p>
          </table:table-cell>
          <table:table-cell table:style-name="ce16" office:value-type="string">
            <text:p>SniffTest - Add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ECMS\WCM\Content_List_Viewer\Create_By_Contents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ECMS_WCM_CLV_02</text:p>
          </table:table-cell>
          <table:table-cell table:style-name="ce16" office:value-type="string">
            <text:p>SniffTest - Add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ECMS\WCM\Content_List_Viewer\Create_By_Contents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ECMS_WCM_DPC_01</text:p>
          </table:table-cell>
          <table:table-cell office:value-type="string">
            <text:p>SniffTest - Un_public conten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ECMS\WCM\UnPublication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WCM_DPC_01</text:p>
          </table:table-cell>
          <table:table-cell office:value-type="string">
            <text:p>SniffTest - Un_public conten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WCM\UnPublication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WCM_DPC_01</text:p>
          </table:table-cell>
          <table:table-cell office:value-type="string">
            <text:p>SniffTest - Un_public cont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WCM\UnPublication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ECMS_WCM_ECL_01</text:p>
          </table:table-cell>
          <table:table-cell table:style-name="ce16" office:value-type="string">
            <text:p>SniffTest - Edit CLV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ECMS\WCM\Edit_CLV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ECMS_WCM_ECL_01</text:p>
          </table:table-cell>
          <table:table-cell table:style-name="ce16" office:value-type="string">
            <text:p>SniffTest - Edit CLV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ECMS\WCM\Edit_CLV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ECMS_WCM_ECL_01</text:p>
          </table:table-cell>
          <table:table-cell table:style-name="ce16" office:value-type="string">
            <text:p>SniffTest - Edit CLV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ECMS\WCM\Edit_CLV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ECMS_WCM_FCK_01</text:p>
          </table:table-cell>
          <table:table-cell office:value-type="string">
            <text:p>SniffTest - Category of events pag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WCM\FCK_Edito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WCM_FCK_01</text:p>
          </table:table-cell>
          <table:table-cell office:value-type="string">
            <text:p>SniffTest - Category of events pag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ECMS\WCM\FCK_Edito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WCM_FCK_01</text:p>
          </table:table-cell>
          <table:table-cell office:value-type="string">
            <text:p>SniffTest - Category of events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WCM\FCK_Edito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ECMS_WCM_FGR_01</text:p>
          </table:table-cell>
          <table:table-cell table:style-name="ce16" office:value-type="string">
            <text:p>SniffTest - Create node typ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ECMS\WCM\Form_Generator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ECMS_WCM_FGR_01</text:p>
          </table:table-cell>
          <table:table-cell table:style-name="ce16" office:value-type="string">
            <text:p>SniffTest - Create node typ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ECMS\WCM\Form_Generator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ECMS_WCM_FGR_01</text:p>
          </table:table-cell>
          <table:table-cell table:style-name="ce16" office:value-type="string">
            <text:p>SniffTest - Create node typ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ECMS\WCM\Form_Generator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ECMS_WCM_NEL_01</text:p>
          </table:table-cell>
          <table:table-cell office:value-type="string">
            <text:p>SniffTest - Manage category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ECMS\WCM\Newsletter_Manager\Category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WCM_NEL_01</text:p>
          </table:table-cell>
          <table:table-cell office:value-type="string">
            <text:p>SniffTest - Manage categor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WCM\Newsletter_Manager\Category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WCM_NEL_01</text:p>
          </table:table-cell>
          <table:table-cell office:value-type="string">
            <text:p>SniffTest - Manage categor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WCM\Newsletter_Manager\Category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ECMS_WCM_NEL_02</text:p>
          </table:table-cell>
          <table:table-cell table:style-name="ce16" office:value-type="string">
            <text:p>SniffTest - Manage subscription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ECMS\WCM\Newsletter_Manager\Subscription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ECMS_WCM_NEL_02</text:p>
          </table:table-cell>
          <table:table-cell table:style-name="ce16" office:value-type="string">
            <text:p>SniffTest - Manage subscription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ECMS\WCM\Newsletter_Manager\Subscription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ECMS_WCM_NEL_02</text:p>
          </table:table-cell>
          <table:table-cell table:style-name="ce16" office:value-type="string">
            <text:p>SniffTest - Manage subscrip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ECMS\WCM\Newsletter_Manager\Subscription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ECMS_WCM_NEL_03</text:p>
          </table:table-cell>
          <table:table-cell office:value-type="string">
            <text:p>SniffTest - Manage lett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ECMS\WCM\Newsletter_Manager\Lett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WCM_NEL_03</text:p>
          </table:table-cell>
          <table:table-cell office:value-type="string">
            <text:p>SniffTest - Manage lett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WCM\Newsletter_Manager\Lett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WCM_NEL_03</text:p>
          </table:table-cell>
          <table:table-cell office:value-type="string">
            <text:p>SniffTest - Manage lett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WCM\Newsletter_Manager\Lett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ECMS_WCM_NEL_04</text:p>
          </table:table-cell>
          <table:table-cell table:style-name="ce16" office:value-type="string">
            <text:p>SniffTest - Subscribe newsletter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ECMS\WCM\Newsletter_Manager\Subscribe_Letter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ECMS_WCM_NEL_04</text:p>
          </table:table-cell>
          <table:table-cell table:style-name="ce16" office:value-type="string">
            <text:p>SniffTest - Subscribe newslette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ECMS\WCM\Newsletter_Manager\Subscribe_Letter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ECMS_WCM_NEL_04</text:p>
          </table:table-cell>
          <table:table-cell table:style-name="ce16" office:value-type="string">
            <text:p>SniffTest - Subscribe newslette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ECMS\WCM\Newsletter_Manager\Subscribe_Letter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ECMS_WCM_NEW_01</text:p>
          </table:table-cell>
          <table:table-cell office:value-type="string">
            <text:p>SniffTest - Category of news p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ECMS\WCM\News 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WCM_NEW_01</text:p>
          </table:table-cell>
          <table:table-cell office:value-type="string">
            <text:p>SniffTest - Category of news p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WCM\News 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WCM_NEW_01</text:p>
          </table:table-cell>
          <table:table-cell office:value-type="string">
            <text:p>SniffTest - Category of news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WCM\News 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ECMS_WCM_SCD_01</text:p>
          </table:table-cell>
          <table:table-cell table:style-name="ce16" office:value-type="string">
            <text:p>SniffTest - Search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ECMS\WCM\Search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ECMS_WCM_SCD_01</text:p>
          </table:table-cell>
          <table:table-cell table:style-name="ce16" office:value-type="string">
            <text:p>SniffTest - Search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ECMS\WCM\Search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ECMS_WCM_SCD_01</text:p>
          </table:table-cell>
          <table:table-cell table:style-name="ce16" office:value-type="string">
            <text:p>SniffTest - Search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ECMS\WCM\Search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ECMS_WCM_SCV_01</text:p>
          </table:table-cell>
          <table:table-cell office:value-type="string">
            <text:p>SniffTest - Ad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ECMS\WCM\Single_Content_View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WCM_SCV_01</text:p>
          </table:table-cell>
          <table:table-cell office:value-type="string">
            <text:p>SniffTest - Ad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WCM\Single_Content_View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WCM_SCV_01</text:p>
          </table:table-cell>
          <table:table-cell office:value-type="string">
            <text:p>SniffTest - Ad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WCM\Single_Content_View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ECMS_WF_ADM_01</text:p>
          </table:table-cell>
          <table:table-cell table:style-name="ce16" office:value-type="string">
            <text:p>SniffTest - Pay raise process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WF\Admin\View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ECMS_WF_ADM_01</text:p>
          </table:table-cell>
          <table:table-cell table:style-name="ce16" office:value-type="string">
            <text:p>SniffTest - Pay raise process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WF\Admin\View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ECMS_WF_ADM_01</text:p>
          </table:table-cell>
          <table:table-cell table:style-name="ce16" office:value-type="string">
            <text:p>SniffTest - Pay raise process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WF\Admin\View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ECMS_WF_ADM_02</text:p>
          </table:table-cell>
          <table:table-cell office:value-type="string">
            <text:p>SniffTest - Holiday process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WF\Admin\Upload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WF_ADM_02</text:p>
          </table:table-cell>
          <table:table-cell office:value-type="string">
            <text:p>SniffTest - Holiday process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WF\Admin\Upload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WF_ADM_02</text:p>
          </table:table-cell>
          <table:table-cell office:value-type="string">
            <text:p>SniffTest - Holiday proces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WF\Admin\Upload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ECMS_WF_CPN_01</text:p>
          </table:table-cell>
          <table:table-cell table:style-name="ce16" office:value-type="string">
            <text:p>SniffTest - Content Publishing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WF\Content_Publishing\Approve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ECMS_WF_CPN_01</text:p>
          </table:table-cell>
          <table:table-cell table:style-name="ce16" office:value-type="string">
            <text:p>SniffTest - Content Publishing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WF\Content_Publishing\Approve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ECMS_WF_CPN_01</text:p>
          </table:table-cell>
          <table:table-cell table:style-name="ce16" office:value-type="string">
            <text:p>SniffTest - Content Publishing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WF\Content_Publishing\Approve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ECMS_WF_HLD_01</text:p>
          </table:table-cell>
          <table:table-cell office:value-type="string">
            <text:p>SniffTest - Content Publishing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WF\Holiday\Approv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WF_HLD_01</text:p>
          </table:table-cell>
          <table:table-cell office:value-type="string">
            <text:p>SniffTest - Content Publishing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WF\Holiday\Approv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WF_HLD_01</text:p>
          </table:table-cell>
          <table:table-cell office:value-type="string">
            <text:p>SniffTest - Content Publishin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WF\Holiday\Approv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ECMS_WF_PRS_01</text:p>
          </table:table-cell>
          <table:table-cell table:style-name="ce16" office:value-type="string">
            <text:p>SniffTest - Pay raise process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WF\Pay_Raise\WF\Grand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ECMS_WF_PRS_01</text:p>
          </table:table-cell>
          <table:table-cell table:style-name="ce16" office:value-type="string">
            <text:p>SniffTest - Pay raise process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WF\Pay_Raise\WF\Grand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ECMS_WF_PRS_01</text:p>
          </table:table-cell>
          <table:table-cell table:style-name="ce16" office:value-type="string">
            <text:p>SniffTest - Pay raise process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WF\Pay_Raise\WF\Grand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GTN_AUT_LOG_01</text:p>
          </table:table-cell>
          <table:table-cell office:value-type="string">
            <text:p>SniffTest - Sign In /Sign Ou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Portal\Authenticate\Sign In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GTN_AUT_LOG_01</text:p>
          </table:table-cell>
          <table:table-cell office:value-type="string">
            <text:p>SniffTest - Sign In /Sign Ou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Portal\Authenticate\Sign In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GTN_AUT_LOG_01</text:p>
          </table:table-cell>
          <table:table-cell office:value-type="string">
            <text:p>SniffTest - Sign In /Sign Ou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Portal\Authenticate\Sign In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GTN_DAB_DAD_53</text:p>
          </table:table-cell>
          <table:table-cell table:style-name="ce16" office:value-type="string">
            <text:p>SniffTest - Drag and drop gadge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Portal\Dashboard\Drag &amp; drop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GTN_DAB_DAD_53</text:p>
          </table:table-cell>
          <table:table-cell table:style-name="ce16" office:value-type="string">
            <text:p>SniffTest - Drag and drop gadge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Portal\Dashboard\Drag &amp; drop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GTN_DAB_DAD_53</text:p>
          </table:table-cell>
          <table:table-cell table:style-name="ce16" office:value-type="string">
            <text:p>SniffTest - Drag and drop gadge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Portal\Dashboard\Drag &amp; drop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GTN_DAB_MAG_51</text:p>
          </table:table-cell>
          <table:table-cell office:value-type="string">
            <text:p>SniffTest - Manage gadget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Portal\Dashboard\Manage gadget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GTN_DAB_MAG_51</text:p>
          </table:table-cell>
          <table:table-cell office:value-type="string">
            <text:p>SniffTest - Manage gadget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Portal\Dashboard\Manage gadget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GTN_DAB_MAG_51</text:p>
          </table:table-cell>
          <table:table-cell office:value-type="string">
            <text:p>SniffTest - Manage gadget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Portal\Dashboard\Manage gadget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GTN_DAB_MAT_52</text:p>
          </table:table-cell>
          <table:table-cell table:style-name="ce16" office:value-type="string">
            <text:p>SniffTest - Manage tab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Portal\Dashboard\Manage tab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GTN_DAB_MAT_52</text:p>
          </table:table-cell>
          <table:table-cell table:style-name="ce16" office:value-type="string">
            <text:p>SniffTest - Manage tab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Portal\Dashboard\Manage tab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GTN_DAB_MAT_52</text:p>
          </table:table-cell>
          <table:table-cell table:style-name="ce16" office:value-type="string">
            <text:p>SniffTest - Manage tab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Portal\Dashboard\Manage tab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GTN_GNA_EDI_41</text:p>
          </table:table-cell>
          <table:table-cell office:value-type="string">
            <text:p>SniffTest - Change site's config when edit layout for group's p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Portal\Group Navigation\Edit\Edit Layout\Site's config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GTN_GNA_EDI_41</text:p>
          </table:table-cell>
          <table:table-cell office:value-type="string">
            <text:p>SniffTest - Change site's config when edit layout for group's p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Portal\Group Navigation\Edit\Edit Layout\Site's config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GTN_GNA_EDI_41</text:p>
          </table:table-cell>
          <table:table-cell office:value-type="string">
            <text:p>SniffTest - Change site's config when edit layout for group's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Portal\Group Navigation\Edit\Edit Layout\Site's config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GTN_GNA_EDI_42</text:p>
          </table:table-cell>
          <table:table-cell table:style-name="ce16" office:value-type="string">
            <text:p>SniffTest - Change container when edit layout for group's pag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Portal\Group Navigation\Edit\Edit Layout\Container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GTN_GNA_EDI_42</text:p>
          </table:table-cell>
          <table:table-cell table:style-name="ce16" office:value-type="string">
            <text:p>SniffTest - Change container when edit layout for group's pag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Portal\Group Navigation\Edit\Edit Layout\Container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GTN_GNA_EDI_42</text:p>
          </table:table-cell>
          <table:table-cell table:style-name="ce16" office:value-type="string">
            <text:p>SniffTest - Change container when edit layout for group's pag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Portal\Group Navigation\Edit\Edit Layout\Container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GTN_GNA_EDI_43</text:p>
          </table:table-cell>
          <table:table-cell office:value-type="string">
            <text:p>SniffTest - Change application when edit layout for group's p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Portal\Group Navigation\Edit\Edit Layout\Application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GTN_GNA_EDI_43</text:p>
          </table:table-cell>
          <table:table-cell office:value-type="string">
            <text:p>SniffTest - Change application when edit layout for group's p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Portal\Group Navigation\Edit\Edit Layout\Application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GTN_GNA_EDI_43</text:p>
          </table:table-cell>
          <table:table-cell office:value-type="string">
            <text:p>SniffTest - Change application when edit layout for group's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Portal\Group Navigation\Edit\Edit Layout\Application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GTN_GNA_EDI_45</text:p>
          </table:table-cell>
          <table:table-cell table:style-name="ce16" office:value-type="string">
            <text:p>SniffTest - Manage node for group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Portal\Group Navigation\Edit\Edit Navigation\Manage Node\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GTN_GNA_EDI_45</text:p>
          </table:table-cell>
          <table:table-cell table:style-name="ce16" office:value-type="string">
            <text:p>SniffTest - Manage node for group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Portal\Group Navigation\Edit\Edit Navigation\Manage Node\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GTN_GNA_EDI_45</text:p>
          </table:table-cell>
          <table:table-cell table:style-name="ce16" office:value-type="string">
            <text:p>SniffTest - Manage node for group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Portal\Group Navigation\Edit\Edit Navigation\Manage Node\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GTN_GNA_EDI_46</text:p>
          </table:table-cell>
          <table:table-cell office:value-type="string">
            <text:p>SniffTest - More action on node of group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Portal\Group Navigation\Edit\Edit Navigation\Edit Node\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GTN_GNA_EDI_46</text:p>
          </table:table-cell>
          <table:table-cell office:value-type="string">
            <text:p>SniffTest - More action on node of group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Portal\Group Navigation\Edit\Edit Navigation\Edit Node\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GTN_GNA_EDI_46</text:p>
          </table:table-cell>
          <table:table-cell office:value-type="string">
            <text:p>SniffTest - More action on node of group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Portal\Group Navigation\Edit\Edit Navigation\Edit Node\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GTN_GNA_EDI_47</text:p>
          </table:table-cell>
          <table:table-cell table:style-name="ce16" office:value-type="string">
            <text:p>SniffTest - Edit node's page properties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Portal\Group Navigation\Edit\Edit Navigation\Edit Node's page properties\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GTN_GNA_EDI_47</text:p>
          </table:table-cell>
          <table:table-cell table:style-name="ce16" office:value-type="string">
            <text:p>SniffTest - Edit node's page properties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Portal\Group Navigation\Edit\Edit Navigation\Edit Node's page properties\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GTN_GNA_EDI_47</text:p>
          </table:table-cell>
          <table:table-cell table:style-name="ce16" office:value-type="string">
            <text:p>SniffTest - Edit node's page properties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Portal\Group Navigation\Edit\Edit Navigation\Edit Node's page properties\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GTN_GNA_EDI_48</text:p>
          </table:table-cell>
          <table:table-cell office:value-type="string">
            <text:p>SniffTest - Change container when edit page properties of nod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Portal\Group Navigation\Edit\Edit Navigation\Edit Node\ Change contain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GTN_GNA_EDI_48</text:p>
          </table:table-cell>
          <table:table-cell office:value-type="string">
            <text:p>SniffTest - Change container when edit page properties of nod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Portal\Group Navigation\Edit\Edit Navigation\Edit Node\ Change contain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GTN_GNA_EDI_48</text:p>
          </table:table-cell>
          <table:table-cell office:value-type="string">
            <text:p>SniffTest - Change container when edit page properties of no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Portal\Group Navigation\Edit\Edit Navigation\Edit Node\ Change contain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GTN_GNA_EDI_49</text:p>
          </table:table-cell>
          <table:table-cell table:style-name="ce16" office:value-type="string">
            <text:p>SniffTest - Change application when edit page properties of nod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Portal\Group Navigation\Edit\Edit Navigation\Edit Node\ Change application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GTN_GNA_EDI_49</text:p>
          </table:table-cell>
          <table:table-cell table:style-name="ce16" office:value-type="string">
            <text:p>SniffTest - Change application when edit page properties of nod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Portal\Group Navigation\Edit\Edit Navigation\Edit Node\ Change application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GTN_GNA_EDI_49</text:p>
          </table:table-cell>
          <table:table-cell table:style-name="ce16" office:value-type="string">
            <text:p>SniffTest - Change application when edit page properties of nod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Portal\Group Navigation\Edit\Edit Navigation\Edit Node\ Change application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GTN_GNA_EDI_50</text:p>
          </table:table-cell>
          <table:table-cell office:value-type="string">
            <text:p>SniffTest - Add application into container when edit page properties of nod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Portal\Group Navigation\Edit\Edit Navigation\Edit Node\ Add application into category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GTN_GNA_EDI_50</text:p>
          </table:table-cell>
          <table:table-cell office:value-type="string">
            <text:p>SniffTest - Add application into container when edit page properties of nod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Portal\Group Navigation\Edit\Edit Navigation\Edit Node\ Add application into category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GTN_GNA_EDI_50</text:p>
          </table:table-cell>
          <table:table-cell office:value-type="string">
            <text:p>SniffTest - Add application into container when edit page properties of no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Portal\Group Navigation\Edit\Edit Navigation\Edit Node\ Add application into category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GTN_GRO_ADM_12</text:p>
          </table:table-cell>
          <table:table-cell table:style-name="ce16" office:value-type="string">
            <text:p>SniffTest - Import application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Portal\Group\Administration\Application Registry\Import application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GTN_GRO_ADM_12</text:p>
          </table:table-cell>
          <table:table-cell table:style-name="ce16" office:value-type="string">
            <text:p>SniffTest - Import application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Portal\Group\Administration\Application Registry\Import application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GTN_GRO_ADM_12</text:p>
          </table:table-cell>
          <table:table-cell table:style-name="ce16" office:value-type="string">
            <text:p>SniffTest - Import applica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Portal\Group\Administration\Application Registry\Import application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GTN_GRO_ADM_13</text:p>
          </table:table-cell>
          <table:table-cell office:value-type="string">
            <text:p>SniffTest - Show or hide Import Application ic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Portal\Group\Administration\Application Registry\Display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GTN_GRO_ADM_13</text:p>
          </table:table-cell>
          <table:table-cell office:value-type="string">
            <text:p>SniffTest - Show or hide Import Application ic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Portal\Group\Administration\Application Registry\Display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GTN_GRO_ADM_13</text:p>
          </table:table-cell>
          <table:table-cell office:value-type="string">
            <text:p>SniffTest - Show or hide Import Application ic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Portal\Group\Administration\Application Registry\Display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GTN_GRO_ADM_14</text:p>
          </table:table-cell>
          <table:table-cell table:style-name="ce16" office:value-type="string">
            <text:p>SniffTest - Manage category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Portal\Group\Administration\Application Registry\Manage Category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GTN_GRO_ADM_14</text:p>
          </table:table-cell>
          <table:table-cell table:style-name="ce16" office:value-type="string">
            <text:p>SniffTest - Manage category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Portal\Group\Administration\Application Registry\Manage Category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GTN_GRO_ADM_14</text:p>
          </table:table-cell>
          <table:table-cell table:style-name="ce16" office:value-type="string">
            <text:p>SniffTest - Manage category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Portal\Group\Administration\Application Registry\Manage Category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GTN_GRO_ADM_15</text:p>
          </table:table-cell>
          <table:table-cell office:value-type="string">
            <text:p>SniffTest - Add application into category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Portal\Group\Administration\Application Registry\Add Application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GTN_GRO_ADM_15</text:p>
          </table:table-cell>
          <table:table-cell office:value-type="string">
            <text:p>SniffTest - Add application into categor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Portal\Group\Administration\Application Registry\Add Application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GTN_GRO_ADM_15</text:p>
          </table:table-cell>
          <table:table-cell office:value-type="string">
            <text:p>SniffTest - Add application into categor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Portal\Group\Administration\Application Registry\Add Application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GTN_GRO_ADM_16</text:p>
          </table:table-cell>
          <table:table-cell table:style-name="ce16" office:value-type="string">
            <text:p>SniffTest - View Portlets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Portal\Group\Administration\Application Registry\Portlet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GTN_GRO_ADM_16</text:p>
          </table:table-cell>
          <table:table-cell table:style-name="ce16" office:value-type="string">
            <text:p>SniffTest - View Portlets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Portal\Group\Administration\Application Registry\Portlet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GTN_GRO_ADM_16</text:p>
          </table:table-cell>
          <table:table-cell table:style-name="ce16" office:value-type="string">
            <text:p>SniffTest - View Portlets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Portal\Group\Administration\Application Registry\Portlet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GTN_GRO_ADM_17</text:p>
          </table:table-cell>
          <table:table-cell office:value-type="string">
            <text:p>SniffTest - Manage remote gadge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Portal\Group\Administration\Application Registry\Gadget\Remote\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GTN_GRO_ADM_17</text:p>
          </table:table-cell>
          <table:table-cell office:value-type="string">
            <text:p>SniffTest - Manage remote gadge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Portal\Group\Administration\Application Registry\Gadget\Remote\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GTN_GRO_ADM_17</text:p>
          </table:table-cell>
          <table:table-cell office:value-type="string">
            <text:p>SniffTest - Manage remote gadge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Portal\Group\Administration\Application Registry\Gadget\Remote\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GTN_GRO_ADM_18</text:p>
          </table:table-cell>
          <table:table-cell table:style-name="ce16" office:value-type="string">
            <text:p>SniffTest - Manage manual gadge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Portal\Group\Administration\Application Registry\Gadget\Manual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GTN_GRO_ADM_18</text:p>
          </table:table-cell>
          <table:table-cell table:style-name="ce16" office:value-type="string">
            <text:p>SniffTest - Manage manual gadge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Portal\Group\Administration\Application Registry\Gadget\Manual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GTN_GRO_ADM_18</text:p>
          </table:table-cell>
          <table:table-cell table:style-name="ce16" office:value-type="string">
            <text:p>SniffTest - Manage manual gadge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Portal\Group\Administration\Application Registry\Gadget\Manual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GTN_GRO_ORG_07</text:p>
          </table:table-cell>
          <table:table-cell office:value-type="string">
            <text:p>SniffTest - Users Managemen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Portal\Group\Organization\User and group management\User Management\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GTN_GRO_ORG_07</text:p>
          </table:table-cell>
          <table:table-cell office:value-type="string">
            <text:p>SniffTest - Users Managemen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Portal\Group\Organization\User and group management\User Management\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GTN_GRO_ORG_07</text:p>
          </table:table-cell>
          <table:table-cell office:value-type="string">
            <text:p>SniffTest - Users Managem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Portal\Group\Organization\User and group management\User Management\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GTN_GRO_ORG_08</text:p>
          </table:table-cell>
          <table:table-cell table:style-name="ce16" office:value-type="string">
            <text:p>SniffTest - Search user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Portal\Group\Organization\User and group management\User Management\Search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GTN_GRO_ORG_08</text:p>
          </table:table-cell>
          <table:table-cell table:style-name="ce16" office:value-type="string">
            <text:p>SniffTest - Search use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Portal\Group\Organization\User and group management\User Management\Search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GTN_GRO_ORG_08</text:p>
          </table:table-cell>
          <table:table-cell table:style-name="ce16" office:value-type="string">
            <text:p>SniffTest - Search use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Portal\Group\Organization\User and group management\User Management\Search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GTN_GRO_ORG_09</text:p>
          </table:table-cell>
          <table:table-cell office:value-type="string">
            <text:p>SniffTest - Groups Managemen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Portal\Group\Organization\User and Group management\Group Management\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GTN_GRO_ORG_09</text:p>
          </table:table-cell>
          <table:table-cell office:value-type="string">
            <text:p>SniffTest - Groups Managemen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Portal\Group\Organization\User and Group management\Group Management\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GTN_GRO_ORG_09</text:p>
          </table:table-cell>
          <table:table-cell office:value-type="string">
            <text:p>SniffTest - Groups Managem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Portal\Group\Organization\User and Group management\Group Management\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GTN_GRO_ORG_10</text:p>
          </table:table-cell>
          <table:table-cell table:style-name="ce16" office:value-type="string">
            <text:p>SniffTest - Add user into group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Portal\Group\Organization\User and Group management\Group Management\Add user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GTN_GRO_ORG_10</text:p>
          </table:table-cell>
          <table:table-cell table:style-name="ce16" office:value-type="string">
            <text:p>SniffTest - Add user into group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Portal\Group\Organization\User and Group management\Group Management\Add user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GTN_GRO_ORG_10</text:p>
          </table:table-cell>
          <table:table-cell table:style-name="ce16" office:value-type="string">
            <text:p>SniffTest - Add user into group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Portal\Group\Organization\User and Group management\Group Management\Add user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GTN_GRO_ORG_11</text:p>
          </table:table-cell>
          <table:table-cell office:value-type="string">
            <text:p>SniffTest - Memberships Managemen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Portal\Group\Organization\User and Group management\Membership Management\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GTN_GRO_ORG_11</text:p>
          </table:table-cell>
          <table:table-cell office:value-type="string">
            <text:p>SniffTest - Memberships Managemen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Portal\Group\Organization\User and Group management\Membership Management\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GTN_GRO_ORG_11</text:p>
          </table:table-cell>
          <table:table-cell office:value-type="string">
            <text:p>SniffTest - Memberships Managem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Portal\Group\Organization\User and Group management\Membership Management\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GTN_MAN_EDI_30</text:p>
          </table:table-cell>
          <table:table-cell table:style-name="ce16" office:value-type="string">
            <text:p>SniffTest - Edit page for portal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Portal\Manage Pages\Edit\Basic\page for portal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GTN_MAN_EDI_30</text:p>
          </table:table-cell>
          <table:table-cell table:style-name="ce16" office:value-type="string">
            <text:p>SniffTest - Edit page for portal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Portal\Manage Pages\Edit\Basic\page for portal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GTN_MAN_EDI_30</text:p>
          </table:table-cell>
          <table:table-cell table:style-name="ce16" office:value-type="string">
            <text:p>SniffTest - Edit page for portal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Portal\Manage Pages\Edit\Basic\page for portal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GTN_MAP_CRE_29</text:p>
          </table:table-cell>
          <table:table-cell office:value-type="string">
            <text:p>SniffTest - Add new page for portal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Portal\Manage Pages\Create\Basic\page for portal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GTN_MAP_CRE_29</text:p>
          </table:table-cell>
          <table:table-cell office:value-type="string">
            <text:p>SniffTest - Add new page for portal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Portal\Manage Pages\Create\Basic\page for portal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GTN_MAP_CRE_29</text:p>
          </table:table-cell>
          <table:table-cell office:value-type="string">
            <text:p>SniffTest - Add new page for portal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Portal\Manage Pages\Create\Basic\page for portal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GTN_MAP_CRE_39</text:p>
          </table:table-cell>
          <table:table-cell table:style-name="ce16" office:value-type="string">
            <text:p>SniffTest - Add new page for group 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Portal\Manage Pages\Create\Basic\page for group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GTN_MAP_CRE_39</text:p>
          </table:table-cell>
          <table:table-cell table:style-name="ce16" office:value-type="string">
            <text:p>SniffTest - Add new page for group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Portal\Manage Pages\Create\Basic\page for group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GTN_MAP_CRE_39</text:p>
          </table:table-cell>
          <table:table-cell table:style-name="ce16" office:value-type="string">
            <text:p>SniffTest - Add new page for group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Portal\Manage Pages\Create\Basic\page for group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GTN_MAP_CRE_54</text:p>
          </table:table-cell>
          <table:table-cell office:value-type="string">
            <text:p>SniffTest - Add new page for us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Portal\Manage Pages\Create\Basic\page for us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GTN_MAP_CRE_54</text:p>
          </table:table-cell>
          <table:table-cell office:value-type="string">
            <text:p>SniffTest - Add new page for us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Portal\Manage Pages\Create\Basic\page for us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GTN_MAP_CRE_54</text:p>
          </table:table-cell>
          <table:table-cell office:value-type="string">
            <text:p>SniffTest - Add new page for us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Portal\Manage Pages\Create\Basic\page for us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GTN_MAP_CRE_61</text:p>
          </table:table-cell>
          <table:table-cell table:style-name="ce16" office:value-type="string">
            <text:p>SniffTest - Manage page of portal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Portal\Manage Pages\Create\Advanced\Portal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GTN_MAP_CRE_61</text:p>
          </table:table-cell>
          <table:table-cell table:style-name="ce16" office:value-type="string">
            <text:p>SniffTest - Manage page of portal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Portal\Manage Pages\Create\Advanced\Portal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GTN_MAP_CRE_61</text:p>
          </table:table-cell>
          <table:table-cell table:style-name="ce16" office:value-type="string">
            <text:p>SniffTest - Manage page of portal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Portal\Manage Pages\Create\Advanced\Portal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GTN_MAP_CRE_62</text:p>
          </table:table-cell>
          <table:table-cell office:value-type="string">
            <text:p>SniffTest - Manage page of group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Portal\Manage Pages\Create\Advanced\Group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GTN_MAP_CRE_62</text:p>
          </table:table-cell>
          <table:table-cell office:value-type="string">
            <text:p>SniffTest - Manage page of group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Portal\Manage Pages\Create\Advanced\Group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GTN_MAP_CRE_62</text:p>
          </table:table-cell>
          <table:table-cell office:value-type="string">
            <text:p>SniffTest - Manage page of group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Portal\Manage Pages\Create\Advanced\Group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GTN_MAP_CRE_63</text:p>
          </table:table-cell>
          <table:table-cell table:style-name="ce16" office:value-type="string">
            <text:p>SniffTest - Manage page of user 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Portal\Manage Pages\Create\Advanced\User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GTN_MAP_CRE_63</text:p>
          </table:table-cell>
          <table:table-cell table:style-name="ce16" office:value-type="string">
            <text:p>SniffTest - Manage page of user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Portal\Manage Pages\Create\Advanced\User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GTN_MAP_CRE_63</text:p>
          </table:table-cell>
          <table:table-cell table:style-name="ce16" office:value-type="string">
            <text:p>SniffTest - Manage page of user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Portal\Manage Pages\Create\Advanced\User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GTN_MAP_EDI_40</text:p>
          </table:table-cell>
          <table:table-cell office:value-type="string">
            <text:p>SniffTest - Edit page for group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Portal\Manage Pages\Edit\Basic\page for group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GTN_MAP_EDI_40</text:p>
          </table:table-cell>
          <table:table-cell office:value-type="string">
            <text:p>SniffTest - Edit page for group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Portal\Manage Pages\Edit\Basic\page for group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GTN_MAP_EDI_40</text:p>
          </table:table-cell>
          <table:table-cell office:value-type="string">
            <text:p>SniffTest - Edit page for group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Portal\Manage Pages\Edit\Basic\page for group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GTN_MAP_EDI_55</text:p>
          </table:table-cell>
          <table:table-cell table:style-name="ce16" office:value-type="string">
            <text:p>SniffTest - Edit page for user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Portal\Manage Pages\Edit\Basic\page for user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GTN_MAP_EDI_55</text:p>
          </table:table-cell>
          <table:table-cell table:style-name="ce16" office:value-type="string">
            <text:p>SniffTest - Edit page for use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Portal\Manage Pages\Edit\Basic\page for user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GTN_MAP_EDI_55</text:p>
          </table:table-cell>
          <table:table-cell table:style-name="ce16" office:value-type="string">
            <text:p>SniffTest - Edit page for use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Portal\Manage Pages\Edit\Basic\page for user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GTN_MAP_SEA_60</text:p>
          </table:table-cell>
          <table:table-cell office:value-type="string">
            <text:p>SniffTest - Show and Search p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Portal\Manage Pages\Search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GTN_MAP_SEA_60</text:p>
          </table:table-cell>
          <table:table-cell office:value-type="string">
            <text:p>SniffTest - Show and Search p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Portal\Manage Pages\Search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GTN_MAP_SEA_60</text:p>
          </table:table-cell>
          <table:table-cell office:value-type="string">
            <text:p>SniffTest - Show and Search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Portal\Manage Pages\Search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GTN_PNA_ADD_21</text:p>
          </table:table-cell>
          <table:table-cell table:style-name="ce16" office:value-type="string">
            <text:p>SniffTest - Create new portal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Portal\Portal Navigation\Add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GTN_PNA_ADD_21</text:p>
          </table:table-cell>
          <table:table-cell table:style-name="ce16" office:value-type="string">
            <text:p>SniffTest - Create new portal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Portal\Portal Navigation\Add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GTN_PNA_ADD_21</text:p>
          </table:table-cell>
          <table:table-cell table:style-name="ce16" office:value-type="string">
            <text:p>SniffTest - Create new portal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Portal\Portal Navigation\Add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GTN_PNA_CHP_23</text:p>
          </table:table-cell>
          <table:table-cell office:value-type="string">
            <text:p>SniffTest - Change using portal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Portal\Portal Navigation\change portal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GTN_PNA_CHP_23</text:p>
          </table:table-cell>
          <table:table-cell office:value-type="string">
            <text:p>SniffTest - Change using portal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Portal\Portal Navigation\change portal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GTN_PNA_CHP_23</text:p>
          </table:table-cell>
          <table:table-cell office:value-type="string">
            <text:p>SniffTest - Change using porta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Portal\Portal Navigation\change portal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GTN_PNA_DEL_22</text:p>
          </table:table-cell>
          <table:table-cell table:style-name="ce16" office:value-type="string">
            <text:p>SniffTest - Delete portal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Portal\Portal Navigation\Delete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GTN_PNA_DEL_22</text:p>
          </table:table-cell>
          <table:table-cell table:style-name="ce16" office:value-type="string">
            <text:p>SniffTest - Delete portal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Portal\Portal Navigation\Delete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GTN_PNA_DEL_22</text:p>
          </table:table-cell>
          <table:table-cell table:style-name="ce16" office:value-type="string">
            <text:p>SniffTest - Delete portal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Portal\Portal Navigation\Delete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GTN_PNA_EDI_24</text:p>
          </table:table-cell>
          <table:table-cell office:value-type="string">
            <text:p>SniffTest - Change site's config of porta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Portal\Portal Navigation\Edit\Edit Layout\Site's config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GTN_PNA_EDI_24</text:p>
          </table:table-cell>
          <table:table-cell office:value-type="string">
            <text:p>SniffTest - Change site's config of porta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Portal\Portal Navigation\Edit\Edit Layout\Site's config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GTN_PNA_EDI_24</text:p>
          </table:table-cell>
          <table:table-cell office:value-type="string">
            <text:p>SniffTest - Change site's config of porta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Portal\Portal Navigation\Edit\Edit Layout\Site's config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GTN_PNA_EDI_25</text:p>
          </table:table-cell>
          <table:table-cell table:style-name="ce16" office:value-type="string">
            <text:p>SniffTest - Change container in portal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Portal\Portal Navigation\Edit\Edit Layout\Container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GTN_PNA_EDI_25</text:p>
          </table:table-cell>
          <table:table-cell table:style-name="ce16" office:value-type="string">
            <text:p>SniffTest - Change container in portal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Portal\Portal Navigation\Edit\Edit Layout\Container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GTN_PNA_EDI_25</text:p>
          </table:table-cell>
          <table:table-cell table:style-name="ce16" office:value-type="string">
            <text:p>SniffTest - Change container in portal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Portal\Portal Navigation\Edit\Edit Layout\Container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GTN_PNA_EDI_26</text:p>
          </table:table-cell>
          <table:table-cell office:value-type="string">
            <text:p>SniffTest - Change application in porta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Portal\Portal Navigation\Edit\Edit Layout\Application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GTN_PNA_EDI_26</text:p>
          </table:table-cell>
          <table:table-cell office:value-type="string">
            <text:p>SniffTest - Change application in porta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Portal\Portal Navigation\Edit\Edit Layout\Application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GTN_PNA_EDI_26</text:p>
          </table:table-cell>
          <table:table-cell office:value-type="string">
            <text:p>SniffTest - Change application in porta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Portal\Portal Navigation\Edit\Edit Layout\Application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GTN_PNA_EDI_27</text:p>
          </table:table-cell>
          <table:table-cell table:style-name="ce16" office:value-type="string">
            <text:p>SniffTest - Add application into container in layout of portal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Portal\Portal Navigation\Edit\Edit Layout\Add Application into container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GTN_PNA_EDI_27</text:p>
          </table:table-cell>
          <table:table-cell table:style-name="ce16" office:value-type="string">
            <text:p>SniffTest - Add application into container in layout of portal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Portal\Portal Navigation\Edit\Edit Layout\Add Application into container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GTN_PNA_EDI_27</text:p>
          </table:table-cell>
          <table:table-cell table:style-name="ce16" office:value-type="string">
            <text:p>SniffTest - Add application into container in layout of portal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Portal\Portal Navigation\Edit\Edit Layout\Add Application into container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GTN_PNA_EDI_28</text:p>
          </table:table-cell>
          <table:table-cell office:value-type="string">
            <text:p>SniffTest - Edit portal's config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Portal\Portal Navigation\Edit\Edit Layout\Portal's config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GTN_PNA_EDI_28</text:p>
          </table:table-cell>
          <table:table-cell office:value-type="string">
            <text:p>SniffTest - Edit portal's config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Portal\Portal Navigation\Edit\Edit Layout\Portal's config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GTN_PNA_EDI_28</text:p>
          </table:table-cell>
          <table:table-cell office:value-type="string">
            <text:p>SniffTest - Edit portal's confi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Portal\Portal Navigation\Edit\Edit Layout\Portal's config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GTN_PNA_EDI_31</text:p>
          </table:table-cell>
          <table:table-cell table:style-name="ce16" office:value-type="string">
            <text:p>SniffTest - Manage node 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Portal\Portal Navigation\Edit\Edit Navigation\Manage Node\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GTN_PNA_EDI_31</text:p>
          </table:table-cell>
          <table:table-cell table:style-name="ce16" office:value-type="string">
            <text:p>SniffTest - Manage node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Portal\Portal Navigation\Edit\Edit Navigation\Manage Node\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GTN_PNA_EDI_31</text:p>
          </table:table-cell>
          <table:table-cell table:style-name="ce16" office:value-type="string">
            <text:p>SniffTest - Manage node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Portal\Portal Navigation\Edit\Edit Navigation\Manage Node\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GTN_PNA_EDI_32</text:p>
          </table:table-cell>
          <table:table-cell office:value-type="string">
            <text:p>SniffTest - More action on node of porta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Portal\Portal Navigation\Edit\Edit Navigation\Edit Node\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GTN_PNA_EDI_32</text:p>
          </table:table-cell>
          <table:table-cell office:value-type="string">
            <text:p>SniffTest - More action on node of porta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Portal\Portal Navigation\Edit\Edit Navigation\Edit Node\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GTN_PNA_EDI_32</text:p>
          </table:table-cell>
          <table:table-cell office:value-type="string">
            <text:p>SniffTest - More action on node of porta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Portal\Portal Navigation\Edit\Edit Navigation\Edit Node\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GTN_PNA_EDI_33</text:p>
          </table:table-cell>
          <table:table-cell table:style-name="ce16" office:value-type="string">
            <text:p>SniffTest - Edit node's page properties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Portal\Portal Navigation\Edit\Edit Navigation\Edit Node's page properties\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GTN_PNA_EDI_33</text:p>
          </table:table-cell>
          <table:table-cell table:style-name="ce16" office:value-type="string">
            <text:p>SniffTest - Edit node's page properties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Portal\Portal Navigation\Edit\Edit Navigation\Edit Node's page properties\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GTN_PNA_EDI_33</text:p>
          </table:table-cell>
          <table:table-cell table:style-name="ce16" office:value-type="string">
            <text:p>SniffTest - Edit node's page properties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Portal\Portal Navigation\Edit\Edit Navigation\Edit Node's page properties\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GTN_PNA_EDI_34</text:p>
          </table:table-cell>
          <table:table-cell office:value-type="string">
            <text:p>SniffTest - Change container when edit page properties of nod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Portal\Portal Navigation\Edit\Edit Navigation\Edit Node\ Change contain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GTN_PNA_EDI_34</text:p>
          </table:table-cell>
          <table:table-cell office:value-type="string">
            <text:p>SniffTest - Change container when edit page properties of nod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Portal\Portal Navigation\Edit\Edit Navigation\Edit Node\ Change contain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GTN_PNA_EDI_34</text:p>
          </table:table-cell>
          <table:table-cell office:value-type="string">
            <text:p>SniffTest - Change container when edit page properties of no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Portal\Portal Navigation\Edit\Edit Navigation\Edit Node\ Change contain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GTN_PNA_EDI_35</text:p>
          </table:table-cell>
          <table:table-cell table:style-name="ce16" office:value-type="string">
            <text:p>SniffTest - Change application when edit page properties of nod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Portal\Portal Navigation\Edit\Edit Navigation\Edit Node\ Change application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GTN_PNA_EDI_35</text:p>
          </table:table-cell>
          <table:table-cell table:style-name="ce16" office:value-type="string">
            <text:p>SniffTest - Change application when edit page properties of nod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Portal\Portal Navigation\Edit\Edit Navigation\Edit Node\ Change application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GTN_PNA_EDI_35</text:p>
          </table:table-cell>
          <table:table-cell table:style-name="ce16" office:value-type="string">
            <text:p>SniffTest - Change application when edit page properties of nod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Portal\Portal Navigation\Edit\Edit Navigation\Edit Node\ Change application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GTN_PNA_EDI_36</text:p>
          </table:table-cell>
          <table:table-cell office:value-type="string">
            <text:p>SniffTest - Add application into container when edit page properties of nod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Portal\Portal Navigation\Edit\Edit Navigation\Edit Node\ Add application into category\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GTN_PNA_EDI_36</text:p>
          </table:table-cell>
          <table:table-cell office:value-type="string">
            <text:p>SniffTest - Add application into container when edit page properties of nod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Portal\Portal Navigation\Edit\Edit Navigation\Edit Node\ Add application into category\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GTN_PNA_EDI_36</text:p>
          </table:table-cell>
          <table:table-cell office:value-type="string">
            <text:p>SniffTest - Add application into container when edit page properties of no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Portal\Portal Navigation\Edit\Edit Navigation\Edit Node\ Add application into category\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GTN_PNA_EDI_38</text:p>
          </table:table-cell>
          <table:table-cell table:style-name="ce16" office:value-type="string">
            <text:p>SniffTest - Edit priority for group navigation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Portal\Page_Nav\Navigation\Edit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GTN_PNA_EDI_38</text:p>
          </table:table-cell>
          <table:table-cell table:style-name="ce16" office:value-type="string">
            <text:p>SniffTest - Edit priority for group navigation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Portal\Page_Nav\Navigation\Edit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GTN_PNA_EDI_38</text:p>
          </table:table-cell>
          <table:table-cell table:style-name="ce16" office:value-type="string">
            <text:p>SniffTest - Edit priority for group naviga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Portal\Page_Nav\Navigation\Edit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GTN_PNA_EDI_44</text:p>
          </table:table-cell>
          <table:table-cell office:value-type="string">
            <text:p>SniffTest - Add application into container when edit layout for group's p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Portal\Portal Navigation\Edit\Edit Layout\Add Application into contain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GTN_PNA_EDI_44</text:p>
          </table:table-cell>
          <table:table-cell office:value-type="string">
            <text:p>SniffTest - Add application into container when edit layout for group's p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Portal\Portal Navigation\Edit\Edit Layout\Add Application into contain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GTN_PNA_EDI_44</text:p>
          </table:table-cell>
          <table:table-cell office:value-type="string">
            <text:p>SniffTest - Add application into container when edit layout for group's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Portal\Portal Navigation\Edit\Edit Layout\Add Application into contain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GTN_PNG_MAN_37</text:p>
          </table:table-cell>
          <table:table-cell table:style-name="ce16" office:value-type="string">
            <text:p>SniffTest - Manage Navigation of group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Portal\Page_Nav\Navigation\Manage Navigation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GTN_PNG_MAN_37</text:p>
          </table:table-cell>
          <table:table-cell table:style-name="ce16" office:value-type="string">
            <text:p>SniffTest - Manage Navigation of group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Portal\Page_Nav\Navigation\Manage Navigation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GTN_PNG_MAN_37</text:p>
          </table:table-cell>
          <table:table-cell table:style-name="ce16" office:value-type="string">
            <text:p>SniffTest - Manage Navigation of group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Portal\Page_Nav\Navigation\Manage Navigation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GTN_PRV_ACC_06</text:p>
          </table:table-cell>
          <table:table-cell office:value-type="string">
            <text:p>SniffTest - Create new accoun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Portal\private mode\Group\Organization\New Staff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GTN_PRV_ACC_06</text:p>
          </table:table-cell>
          <table:table-cell office:value-type="string">
            <text:p>SniffTest - Create new accoun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Portal\private mode\Group\Organization\New Staff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GTN_PRV_ACC_06</text:p>
          </table:table-cell>
          <table:table-cell office:value-type="string">
            <text:p>SniffTest - Create new accou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Portal\private mode\Group\Organization\New Staff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GTN_PRV_AST_66</text:p>
          </table:table-cell>
          <table:table-cell table:style-name="ce16" office:value-type="string">
            <text:p>SniffTest - Change User Profile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Portal\Private mode\Account Settings\Profile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GTN_PRV_AST_66</text:p>
          </table:table-cell>
          <table:table-cell table:style-name="ce16" office:value-type="string">
            <text:p>SniffTest - Change User Profile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Portal\Private mode\Account Settings\Profile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GTN_PRV_AST_66</text:p>
          </table:table-cell>
          <table:table-cell table:style-name="ce16" office:value-type="string">
            <text:p>SniffTest - Change User Profil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Portal\Private mode\Account Settings\Profile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GTN_PRV_AST_67</text:p>
          </table:table-cell>
          <table:table-cell office:value-type="string">
            <text:p>SniffTest - Change Password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Portal\Private mode\Account Settings\Password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GTN_PRV_AST_67</text:p>
          </table:table-cell>
          <table:table-cell office:value-type="string">
            <text:p>SniffTest - Change Password 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Portal\Private mode\Account Settings\Password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GTN_PRV_AST_67</text:p>
          </table:table-cell>
          <table:table-cell office:value-type="string">
            <text:p>SniffTest - Change Password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Portal\Private mode\Account Settings\Password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GTN_PRV_LAG_64</text:p>
          </table:table-cell>
          <table:table-cell table:style-name="ce16" office:value-type="string">
            <text:p>SniffTest - Change language in private mode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Portal\Private mode\Language Settings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GTN_PRV_LAG_64</text:p>
          </table:table-cell>
          <table:table-cell table:style-name="ce16" office:value-type="string">
            <text:p>SniffTest - Change language in private mode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Portal\Private mode\Language Settings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GTN_PRV_LAG_64</text:p>
          </table:table-cell>
          <table:table-cell table:style-name="ce16" office:value-type="string">
            <text:p>SniffTest - Change language in private mod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Portal\Private mode\Language Settings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GTN_PRV_SKI_65</text:p>
          </table:table-cell>
          <table:table-cell office:value-type="string">
            <text:p>SniffTest - Change ski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Portal\Private mode\Skin Settings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GTN_PRV_SKI_65</text:p>
          </table:table-cell>
          <table:table-cell office:value-type="string">
            <text:p>SniffTest - Change ski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Portal\Private mode\Skin Settings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GTN_PRV_SKI_65</text:p>
          </table:table-cell>
          <table:table-cell office:value-type="string">
            <text:p>SniffTest - Change ski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Portal\Private mode\Skin Settings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GTN_PUB_ACC_02</text:p>
          </table:table-cell>
          <table:table-cell table:style-name="ce16" office:value-type="string">
            <text:p>SniffTest - Register new accoun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Portal\public mode\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GTN_PUB_ACC_02</text:p>
          </table:table-cell>
          <table:table-cell table:style-name="ce16" office:value-type="string">
            <text:p>SniffTest - Register new accoun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Portal\public mode\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GTN_PUB_ACC_02</text:p>
          </table:table-cell>
          <table:table-cell table:style-name="ce16" office:value-type="string">
            <text:p>SniffTest - Register new accoun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Portal\public mode\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GTN_PUB_FOG_05</text:p>
          </table:table-cell>
          <table:table-cell office:value-type="string">
            <text:p>SniffTest - Forgot user name/passwor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Portal\Public mode\Forgot user name/password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GTN_PUB_FOG_05</text:p>
          </table:table-cell>
          <table:table-cell office:value-type="string">
            <text:p>SniffTest - Forgot user name/passwor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Portal\Public mode\Forgot user name/password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GTN_PUB_FOG_05</text:p>
          </table:table-cell>
          <table:table-cell office:value-type="string">
            <text:p>SniffTest - Forgot user name/passwor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Portal\Public mode\Forgot user name/password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GTN_PUB_LAG_03</text:p>
          </table:table-cell>
          <table:table-cell table:style-name="ce16" office:value-type="string">
            <text:p>SniffTest - Change displaying language in public mode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Portal\public mode\Language Settings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GTN_PUB_LAG_03</text:p>
          </table:table-cell>
          <table:table-cell table:style-name="ce16" office:value-type="string">
            <text:p>SniffTest - Change displaying language in public mode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Portal\public mode\Language Settings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GTN_PUB_LAG_03</text:p>
          </table:table-cell>
          <table:table-cell table:style-name="ce16" office:value-type="string">
            <text:p>SniffTest - Change displaying language in public mod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Portal\public mode\Language Settings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GTN_PUB_REM_04</text:p>
          </table:table-cell>
          <table:table-cell office:value-type="string">
            <text:p>SniffTest - Remember my logi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Portal\Public mode\Remember my login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GTN_PUB_REM_04</text:p>
          </table:table-cell>
          <table:table-cell office:value-type="string">
            <text:p>SniffTest - Remember my logi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Portal\Public mode\Remember my login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GTN_PUB_REM_04</text:p>
          </table:table-cell>
          <table:table-cell office:value-type="string">
            <text:p>SniffTest - Remember my logi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Portal\Public mode\Remember my login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GTN_SIT_LIN_19</text:p>
          </table:table-cell>
          <table:table-cell table:style-name="ce16" office:value-type="string">
            <text:p>SniffTest - Link to pages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Portal\Site map\Link page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GTN_SIT_LIN_19</text:p>
          </table:table-cell>
          <table:table-cell table:style-name="ce16" office:value-type="string">
            <text:p>SniffTest - Link to pages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Portal\Site map\Link page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GTN_SIT_LIN_19</text:p>
          </table:table-cell>
          <table:table-cell table:style-name="ce16" office:value-type="string">
            <text:p>SniffTest - Link to pages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Portal\Site map\Link page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GTN_SIT_SHP_20</text:p>
          </table:table-cell>
          <table:table-cell office:value-type="string">
            <text:p>SniffTest - Show or hide page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Portal\Site map\Show or hide pag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GTN_SIT_SHP_20</text:p>
          </table:table-cell>
          <table:table-cell office:value-type="string">
            <text:p>SniffTest - Show or hide page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Portal\Site map\Show or hide pag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GTN_SIT_SHP_20</text:p>
          </table:table-cell>
          <table:table-cell office:value-type="string">
            <text:p>SniffTest - Show or hide page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Portal\Site map\Show or hide pag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GTN_UNA_EDI_56</text:p>
          </table:table-cell>
          <table:table-cell table:style-name="ce16" office:value-type="string">
            <text:p>SniffTest - Change site's config when edit layout for user's pag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Portal\user Navigation\Edit\Edit Layout\Site's config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GTN_UNA_EDI_56</text:p>
          </table:table-cell>
          <table:table-cell table:style-name="ce16" office:value-type="string">
            <text:p>SniffTest - Change site's config when edit layout for user's pag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Portal\user Navigation\Edit\Edit Layout\Site's config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GTN_UNA_EDI_56</text:p>
          </table:table-cell>
          <table:table-cell table:style-name="ce16" office:value-type="string">
            <text:p>SniffTest - Change site's config when edit layout for user's pag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Portal\user Navigation\Edit\Edit Layout\Site's config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GTN_UNA_EDI_57</text:p>
          </table:table-cell>
          <table:table-cell office:value-type="string">
            <text:p>SniffTest - Change container when edit layout for user's p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Portal\User Navigation\Edit\Edit Layout\Contain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GTN_UNA_EDI_57</text:p>
          </table:table-cell>
          <table:table-cell office:value-type="string">
            <text:p>SniffTest - Change container when edit layout for user's p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Portal\User Navigation\Edit\Edit Layout\Contain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GTN_UNA_EDI_57</text:p>
          </table:table-cell>
          <table:table-cell office:value-type="string">
            <text:p>SniffTest - Change container when edit layout for user's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Portal\User Navigation\Edit\Edit Layout\Contain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GTN_UNA_EDI_58</text:p>
          </table:table-cell>
          <table:table-cell table:style-name="ce16" office:value-type="string">
            <text:p>SniffTest - Change application when edit layout for user's pag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Portal\User Navigation\Edit\Edit Layout\Application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GTN_UNA_EDI_58</text:p>
          </table:table-cell>
          <table:table-cell table:style-name="ce16" office:value-type="string">
            <text:p>SniffTest - Change application when edit layout for user's pag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Portal\User Navigation\Edit\Edit Layout\Application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GTN_UNA_EDI_58</text:p>
          </table:table-cell>
          <table:table-cell table:style-name="ce16" office:value-type="string">
            <text:p>SniffTest - Change application when edit layout for user's pag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Portal\User Navigation\Edit\Edit Layout\Application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GTN_UNA_EDI_59</text:p>
          </table:table-cell>
          <table:table-cell office:value-type="string">
            <text:p>SniffTest - Add application into container when edit layout for user's p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Portal\User Navigation\Edit\Edit Layout\Add Application into contain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GTN_UNA_EDI_59</text:p>
          </table:table-cell>
          <table:table-cell office:value-type="string">
            <text:p>SniffTest - Add application into container when edit layout for user's p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Portal\User Navigation\Edit\Edit Layout\Add Application into contain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GTN_UNA_EDI_59</text:p>
          </table:table-cell>
          <table:table-cell office:value-type="string">
            <text:p>SniffTest - Add application into container when edit layout for user's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Portal\User Navigation\Edit\Edit Layout\Add Application into contain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KS_ANS_ANS_01</text:p>
          </table:table-cell>
          <table:table-cell table:style-name="ce16" office:value-type="string">
            <text:p>SniffTest - Basic action on answer (Add/Edit/Delete)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KS\Answers\Answer\Basic_Actions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KS_ANS_ANS_01</text:p>
          </table:table-cell>
          <table:table-cell table:style-name="ce16" office:value-type="string">
            <text:p>SniffTest - Basic action on answer (Add/Edit/Delete)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KS\Answers\Answer\Basic_Actions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KS_ANS_ANS_01</text:p>
          </table:table-cell>
          <table:table-cell table:style-name="ce16" office:value-type="string">
            <text:p>SniffTest - Basic action on answer (Add/Edit/Delete)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KS\Answers\Answer\Basic_Actions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KS_ANS_ANS_02</text:p>
          </table:table-cell>
          <table:table-cell office:value-type="string">
            <text:p>SniffTest - Rate/Sort answers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KS\Answers\Answer\Rate_And_Sort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KS_ANS_ANS_02</text:p>
          </table:table-cell>
          <table:table-cell office:value-type="string">
            <text:p>SniffTest - Rate/Sort answers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KS\Answers\Answer\Rate_And_Sort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KS_ANS_ANS_02</text:p>
          </table:table-cell>
          <table:table-cell office:value-type="string">
            <text:p>SniffTest - Rate/Sort answer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KS\Answers\Answer\Rate_And_Sort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KS_ANS_ANS_03</text:p>
          </table:table-cell>
          <table:table-cell table:style-name="ce16" office:value-type="string">
            <text:p>SniffTest - Activate/Approve answer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KS\Answers\Answer\Active_And_Approve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KS_ANS_ANS_03</text:p>
          </table:table-cell>
          <table:table-cell table:style-name="ce16" office:value-type="string">
            <text:p>SniffTest - Activate/Approve answer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KS\Answers\Answer\Active_And_Approve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KS_ANS_ANS_03</text:p>
          </table:table-cell>
          <table:table-cell table:style-name="ce16" office:value-type="string">
            <text:p>SniffTest - Activate/Approve answe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KS\Answers\Answer\Active_And_Approve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KS_ANS_ANS_04</text:p>
          </table:table-cell>
          <table:table-cell office:value-type="string">
            <text:p>SniffTest - Manage Comment in Question (Add/Edit/Delete/Promote)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KS\Answers\Answer\Manage_Comment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KS_ANS_ANS_04</text:p>
          </table:table-cell>
          <table:table-cell office:value-type="string">
            <text:p>SniffTest - Manage Comment in Question (Add/Edit/Delete/Promote)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KS\Answers\Answer\Manage_Comment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KS_ANS_ANS_04</text:p>
          </table:table-cell>
          <table:table-cell office:value-type="string">
            <text:p>SniffTest - Manage Comment in Question (Add/Edit/Delete/Promot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KS\Answers\Answer\Manage_Comment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KS_ANS_CAT_01</text:p>
          </table:table-cell>
          <table:table-cell table:style-name="ce16" office:value-type="string">
            <text:p>SniffTest - Manage Category(Add/Edit/Delete/Move)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KS\Answers\Category\Basic_Actions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KS_ANS_CAT_01</text:p>
          </table:table-cell>
          <table:table-cell table:style-name="ce16" office:value-type="string">
            <text:p>SniffTest - Manage Category(Add/Edit/Delete/Move)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KS\Answers\Category\Basic_Actions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KS_ANS_CAT_01</text:p>
          </table:table-cell>
          <table:table-cell table:style-name="ce16" office:value-type="string">
            <text:p>SniffTest - Manage Category(Add/Edit/Delete/Move)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KS\Answers\Category\Basic_Actions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KS_ANS_CAT_02</text:p>
          </table:table-cell>
          <table:table-cell office:value-type="string">
            <text:p>SniffTest - Drag and Drop category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KS\Answers\Category\Drag_Drop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KS_ANS_CAT_02</text:p>
          </table:table-cell>
          <table:table-cell office:value-type="string">
            <text:p>SniffTest - Drag and Drop category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KS\Answers\Category\Drag_Drop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KS_ANS_CAT_02</text:p>
          </table:table-cell>
          <table:table-cell office:value-type="string">
            <text:p>SniffTest - Drag and Drop categor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KS\Answers\Category\Drag_Drop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KS_ANS_CAT_03</text:p>
          </table:table-cell>
          <table:table-cell table:style-name="ce16" office:value-type="string">
            <text:p>SniffTest - Export/Import category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KS\Answers\Category\Export Import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KS_ANS_CAT_03</text:p>
          </table:table-cell>
          <table:table-cell table:style-name="ce16" office:value-type="string">
            <text:p>SniffTest - Export/Import category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KS\Answers\Category\Export Import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KS_ANS_CAT_03</text:p>
          </table:table-cell>
          <table:table-cell table:style-name="ce16" office:value-type="string">
            <text:p>SniffTest - Export/Import category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KS\Answers\Category\Export Import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KS_ANS_CAT_04</text:p>
          </table:table-cell>
          <table:table-cell office:value-type="string">
            <text:p>SniffTest - Watch/Unwatch category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KS\Answers\Category\Watch_Unwatch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KS_ANS_CAT_04</text:p>
          </table:table-cell>
          <table:table-cell office:value-type="string">
            <text:p>SniffTest - Watch/Unwatch categor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KS\Answers\Category\Watch_Unwatch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KS_ANS_CAT_04</text:p>
          </table:table-cell>
          <table:table-cell office:value-type="string">
            <text:p>SniffTest - Watch/Unwatch categor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KS\Answers\Category\Watch_Unwatch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KS_ANS_QUE_01</text:p>
          </table:table-cell>
          <table:table-cell table:style-name="ce16" office:value-type="string">
            <text:p>SniffTest - Basic action on question(Add/Edit/Delete/Move)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KS\Answers\Question\Basic_Actions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KS_ANS_QUE_01</text:p>
          </table:table-cell>
          <table:table-cell table:style-name="ce16" office:value-type="string">
            <text:p>SniffTest - Basic action on question(Add/Edit/Delete/Move)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KS\Answers\Question\Basic_Actions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KS_ANS_QUE_01</text:p>
          </table:table-cell>
          <table:table-cell table:style-name="ce16" office:value-type="string">
            <text:p>SniffTest - Basic action on question(Add/Edit/Delete/Move)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KS\Answers\Question\Basic_Actions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KS_ANS_QUE_02</text:p>
          </table:table-cell>
          <table:table-cell office:value-type="string">
            <text:p>SniffTest - Vote quest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KS\Answers\Question\Vot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KS_ANS_QUE_02</text:p>
          </table:table-cell>
          <table:table-cell office:value-type="string">
            <text:p>SniffTest - Vote ques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KS\Answers\Question\Vot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KS_ANS_QUE_02</text:p>
          </table:table-cell>
          <table:table-cell office:value-type="string">
            <text:p>SniffTest - Vote question</text:p>
          </table:table-cell>
          <table:table-cell table:style-name="Default" office:value-type="string">
            <text:p>Low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KS\Answers\Question\Vot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KS_ANS_QUE_03</text:p>
          </table:table-cell>
          <table:table-cell table:style-name="ce16" office:value-type="string">
            <text:p>SniffTest - Send to friend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KS\Answers\Question\Send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KS_ANS_QUE_03</text:p>
          </table:table-cell>
          <table:table-cell table:style-name="ce16" office:value-type="string">
            <text:p>SniffTest - Send to friend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KS\Answers\Question\Send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KS_ANS_QUE_03</text:p>
          </table:table-cell>
          <table:table-cell table:style-name="ce16" office:value-type="string">
            <text:p>SniffTest - Send to friend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KS\Answers\Question\Send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KS_ANS_QUE_04</text:p>
          </table:table-cell>
          <table:table-cell office:value-type="string">
            <text:p>SniffTest - Manage Quest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KS\Answers\Question\Manage_Question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KS_ANS_QUE_04</text:p>
          </table:table-cell>
          <table:table-cell office:value-type="string">
            <text:p>SniffTest - Manage Questio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KS\Answers\Question\Manage_Question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KS_ANS_QUE_04</text:p>
          </table:table-cell>
          <table:table-cell office:value-type="string">
            <text:p>SniffTest - Manage Ques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KS\Answers\Question\Manage_Question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KS_ANS_SEA_01</text:p>
          </table:table-cell>
          <table:table-cell table:style-name="ce16" office:value-type="string">
            <text:p>SniffTest - Quick search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KS\Answers\Search\Quick_Search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KS_ANS_SEA_01</text:p>
          </table:table-cell>
          <table:table-cell table:style-name="ce16" office:value-type="string">
            <text:p>SniffTest - Quick search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KS\Answers\Search\Quick_Search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KS_ANS_SEA_01</text:p>
          </table:table-cell>
          <table:table-cell table:style-name="ce16" office:value-type="string">
            <text:p>SniffTest - Quick search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KS\Answers\Search\Quick_Search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KS_ANS_SEA_02</text:p>
          </table:table-cell>
          <table:table-cell office:value-type="string">
            <text:p>SniffTest - Advanced search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KS\Answers\Search_Advanced_Search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KS_ANS_SEA_02</text:p>
          </table:table-cell>
          <table:table-cell office:value-type="string">
            <text:p>SniffTest - Advanced search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KS\Answers\Search_Advanced_Search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KS_ANS_SEA_02</text:p>
          </table:table-cell>
          <table:table-cell office:value-type="string">
            <text:p>SniffTest - Advanced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KS\Answers\Search_Advanced_Search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KS_ANS_SET_01</text:p>
          </table:table-cell>
          <table:table-cell table:style-name="ce16" office:value-type="string">
            <text:p>SniffTest - Setting Answer portle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KS\Answers\Setting Porlet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KS_ANS_SET_01</text:p>
          </table:table-cell>
          <table:table-cell table:style-name="ce16" office:value-type="string">
            <text:p>SniffTest - Setting Answer portle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KS\Answers\Setting Porlet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KS_ANS_SET_01</text:p>
          </table:table-cell>
          <table:table-cell table:style-name="ce16" office:value-type="string">
            <text:p>SniffTest - Setting Answer portle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KS\Answers\Setting Porlet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KS_FAQ_BRS_01</text:p>
          </table:table-cell>
          <table:table-cell office:value-type="string">
            <text:p>SniffTest - Browse Category/Sub-category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KS\FAQ\Browse_Category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KS_FAQ_BRS_01</text:p>
          </table:table-cell>
          <table:table-cell office:value-type="string">
            <text:p>SniffTest - Browse Category/Sub-category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KS\FAQ\Browse_Category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KS_FAQ_BRS_01</text:p>
          </table:table-cell>
          <table:table-cell office:value-type="string">
            <text:p>SniffTest - Browse Category/Sub-categor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KS\FAQ\Browse_Category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KS_FAQ_SET_01</text:p>
          </table:table-cell>
          <table:table-cell table:style-name="ce16" office:value-type="string">
            <text:p>SniffTest - Setting FAQ portle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KS\FAQ\Setting_Porlet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KS_FAQ_SET_01</text:p>
          </table:table-cell>
          <table:table-cell table:style-name="ce16" office:value-type="string">
            <text:p>SniffTest - Setting FAQ portle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KS\FAQ\Setting_Porlet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KS_FAQ_SET_01</text:p>
          </table:table-cell>
          <table:table-cell table:style-name="ce16" office:value-type="string">
            <text:p>SniffTest - Setting FAQ portle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KS\FAQ\Setting_Porlet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KS_FAQ_VIE_01</text:p>
          </table:table-cell>
          <table:table-cell office:value-type="string">
            <text:p>SniffTest - View question detail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KS\FAQ\View_Question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KS_FAQ_VIE_01</text:p>
          </table:table-cell>
          <table:table-cell office:value-type="string">
            <text:p>SniffTest - View question detail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KS\FAQ\View_Question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KS_FAQ_VIE_01</text:p>
          </table:table-cell>
          <table:table-cell office:value-type="string">
            <text:p>SniffTest - View question detai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KS\FAQ\View_Question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KS_FOR_BAN_01</text:p>
          </table:table-cell>
          <table:table-cell table:style-name="ce16" office:value-type="string">
            <text:p>SniffTest - Ban IP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KS\Forum\Administration\Ban_IP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KS_FOR_BAN_01</text:p>
          </table:table-cell>
          <table:table-cell table:style-name="ce16" office:value-type="string">
            <text:p>SniffTest - Ban IP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KS\Forum\Administration\Ban_IP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KS_FOR_BAN_01</text:p>
          </table:table-cell>
          <table:table-cell table:style-name="ce16" office:value-type="string">
            <text:p>SniffTest - Ban IP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KS\Forum\Administration\Ban_IP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KS_FOR_BBC_01</text:p>
          </table:table-cell>
          <table:table-cell office:value-type="string">
            <text:p>SniffTest - Manage BB cod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KS\Forum\Administration\Manage_BB_Cod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KS_FOR_BBC_01</text:p>
          </table:table-cell>
          <table:table-cell office:value-type="string">
            <text:p>SniffTest - Manage BB cod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KS\Forum\Administration\Manage_BB_Cod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KS_FOR_BBC_01</text:p>
          </table:table-cell>
          <table:table-cell office:value-type="string">
            <text:p>SniffTest - Manage BB co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KS\Forum\Administration\Manage_BB_Cod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KS_FOR_BOO_01</text:p>
          </table:table-cell>
          <table:table-cell table:style-name="ce16" office:value-type="string">
            <text:p>SniffTest - Bookmark 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KS\Forum\Bookmark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KS_FOR_BOO_01</text:p>
          </table:table-cell>
          <table:table-cell table:style-name="ce16" office:value-type="string">
            <text:p>SniffTest - Bookmark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KS\Forum\Bookmark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KS_FOR_BOO_01</text:p>
          </table:table-cell>
          <table:table-cell table:style-name="ce16" office:value-type="string">
            <text:p>SniffTest - Bookmark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KS\Forum\Bookmark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KS_FOR_CAT_01</text:p>
          </table:table-cell>
          <table:table-cell office:value-type="string">
            <text:p>SniffTest - Basic action on Category(Add/Edit/Delete)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KS\Forum\Category\Basic_Actions 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KS_FOR_CAT_01</text:p>
          </table:table-cell>
          <table:table-cell office:value-type="string">
            <text:p>SniffTest - Basic action on Category(Add/Edit/Delete)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KS\Forum\Category\Basic_Actions 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KS_FOR_CAT_01</text:p>
          </table:table-cell>
          <table:table-cell office:value-type="string">
            <text:p>SniffTest - Basic action on Category(Add/Edit/Delet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KS\Forum\Category\Basic_Actions 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KS_FOR_CAT_02</text:p>
          </table:table-cell>
          <table:table-cell table:style-name="ce16" office:value-type="string">
            <text:p>SniffTest - Import/Export category &amp; forum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KS\Forum\Category\Import_Export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KS_FOR_CAT_02</text:p>
          </table:table-cell>
          <table:table-cell table:style-name="ce16" office:value-type="string">
            <text:p>SniffTest - Import/Export category &amp; forum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KS\Forum\Category\Import_Export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KS_FOR_CAT_02</text:p>
          </table:table-cell>
          <table:table-cell table:style-name="ce16" office:value-type="string">
            <text:p>SniffTest - Import/Export category &amp; forum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KS\Forum\Category\Import_Export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KS_FOR_FOR_01</text:p>
          </table:table-cell>
          <table:table-cell office:value-type="string">
            <text:p>SniffTest - Basic action on Forum(Add/Edit/Delete/Move)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KS\Forum\Forum\Basic_Actions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KS_FOR_FOR_01</text:p>
          </table:table-cell>
          <table:table-cell office:value-type="string">
            <text:p>SniffTest - Basic action on Forum(Add/Edit/Delete/Move)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KS\Forum\Forum\Basic_Actions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KS_FOR_FOR_01</text:p>
          </table:table-cell>
          <table:table-cell office:value-type="string">
            <text:p>SniffTest - Basic action on Forum(Add/Edit/Delete/Mov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KS\Forum\Forum\Basic_Actions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KS_FOR_FOR_02</text:p>
          </table:table-cell>
          <table:table-cell table:style-name="ce16" office:value-type="string">
            <text:p>SniffTest - More action on Forum(Lock/Unlock/Open/Close)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KS\Forum\Forum\More_Actions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KS_FOR_FOR_02</text:p>
          </table:table-cell>
          <table:table-cell table:style-name="ce16" office:value-type="string">
            <text:p>SniffTest - More action on Forum(Lock/Unlock/Open/Close)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KS\Forum\Forum\More_Actions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KS_FOR_FOR_02</text:p>
          </table:table-cell>
          <table:table-cell table:style-name="ce16" office:value-type="string">
            <text:p>SniffTest - More action on Forum(Lock/Unlock/Open/Close)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KS\Forum\Forum\More_Actions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KS_FOR_MAN_01</text:p>
          </table:table-cell>
          <table:table-cell office:value-type="string">
            <text:p>SniffTest - User managemen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KS\Forum\User_Management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KS_FOR_MAN_01</text:p>
          </table:table-cell>
          <table:table-cell office:value-type="string">
            <text:p>SniffTest - User management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KS\Forum\User_Management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KS_FOR_MAN_01</text:p>
          </table:table-cell>
          <table:table-cell office:value-type="string">
            <text:p>SniffTest - User managem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KS\Forum\User_Management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KS_FOR_POS_01</text:p>
          </table:table-cell>
          <table:table-cell table:style-name="ce16" office:value-type="string">
            <text:p>SniffTest - Basic action on Post 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KS\Forum\Post\Basic_Actions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KS_FOR_POS_01</text:p>
          </table:table-cell>
          <table:table-cell table:style-name="ce16" office:value-type="string">
            <text:p>SniffTest - Basic action on Post 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KS\Forum\Post\Basic_Actions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KS_FOR_POS_01</text:p>
          </table:table-cell>
          <table:table-cell table:style-name="ce16" office:value-type="string">
            <text:p>SniffTest - Basic action on Post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KS\Forum\Post\Basic_Actions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KS_FOR_PRI_01</text:p>
          </table:table-cell>
          <table:table-cell office:value-type="string">
            <text:p>SniffTest - Private messag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KS\Forum\Private_Messag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KS_FOR_PRI_01</text:p>
          </table:table-cell>
          <table:table-cell office:value-type="string">
            <text:p>SniffTest - Private messag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KS\Forum\Private_Messag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KS_FOR_PRI_01</text:p>
          </table:table-cell>
          <table:table-cell office:value-type="string">
            <text:p>SniffTest - Private mess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KS\Forum\Private_Messag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KS_FOR_SEA_01</text:p>
          </table:table-cell>
          <table:table-cell table:style-name="ce16" office:value-type="string">
            <text:p>SniffTest - Quick search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KS\Forum\Search\Quick_Search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KS_FOR_SEA_01</text:p>
          </table:table-cell>
          <table:table-cell table:style-name="ce16" office:value-type="string">
            <text:p>SniffTest - Quick search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KS\Forum\Search\Quick_Search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KS_FOR_SEA_01</text:p>
          </table:table-cell>
          <table:table-cell table:style-name="ce16" office:value-type="string">
            <text:p>SniffTest - Quick search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KS\Forum\Search\Quick_Search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KS_FOR_SEA_02</text:p>
          </table:table-cell>
          <table:table-cell office:value-type="string">
            <text:p>SniffTest - Advanced search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KS\Forum\Search\Advanced_Search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KS_FOR_SEA_02</text:p>
          </table:table-cell>
          <table:table-cell office:value-type="string">
            <text:p>SniffTest - Advanced search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KS\Forum\Search\Advanced_Search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KS_FOR_SEA_02</text:p>
          </table:table-cell>
          <table:table-cell office:value-type="string">
            <text:p>SniffTest - Advanced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KS\Forum\Search\Advanced_Search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KS_FOR_SET_01</text:p>
          </table:table-cell>
          <table:table-cell table:style-name="ce16" office:value-type="string">
            <text:p>SniffTest - Setting Forum portlet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KS\Forum\Setting_Porlet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KS_FOR_SET_01</text:p>
          </table:table-cell>
          <table:table-cell table:style-name="ce16" office:value-type="string">
            <text:p>SniffTest - Setting Forum portlet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KS\Forum\Setting_Porlet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KS_FOR_SET_01</text:p>
          </table:table-cell>
          <table:table-cell table:style-name="ce16" office:value-type="string">
            <text:p>SniffTest - Setting Forum portle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KS\Forum\Setting_Porlet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KS_FOR_TOP_01</text:p>
          </table:table-cell>
          <table:table-cell office:value-type="string">
            <text:p>SniffTest - Basic action on Topic (Add/Edit/Delete/Move)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KS\Forum\Topic\Basic_Actions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KS_FOR_TOP_01</text:p>
          </table:table-cell>
          <table:table-cell office:value-type="string">
            <text:p>SniffTest - Basic action on Topic (Add/Edit/Delete/Move)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KS\Forum\Topic\Basic_Actions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KS_FOR_TOP_01</text:p>
          </table:table-cell>
          <table:table-cell office:value-type="string">
            <text:p>SniffTest - Basic action on Topic (Add/Edit/Delete/Mov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KS\Forum\Topic\Basic_Actions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KS_FOR_TOP_02</text:p>
          </table:table-cell>
          <table:table-cell table:style-name="ce16" office:value-type="string">
            <text:p>SniffTest - More action on Topic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KS\Forum\Topic\More_Actions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KS_FOR_TOP_02</text:p>
          </table:table-cell>
          <table:table-cell table:style-name="ce16" office:value-type="string">
            <text:p>SniffTest - More action on Topic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KS\Forum\Topic\More_Actions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KS_FOR_TOP_02</text:p>
          </table:table-cell>
          <table:table-cell table:style-name="ce16" office:value-type="string">
            <text:p>SniffTest - More action on Topic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KS\Forum\Topic\More_Actions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KS_FOR_TOP_03</text:p>
          </table:table-cell>
          <table:table-cell office:value-type="string">
            <text:p>SniffTest - Tag for topic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KS\Forum\Topic\Tag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KS_FOR_TOP_03</text:p>
          </table:table-cell>
          <table:table-cell office:value-type="string">
            <text:p>SniffTest - Tag for topic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KS\Forum\Topic\Tag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KS_FOR_TOP_03</text:p>
          </table:table-cell>
          <table:table-cell office:value-type="string">
            <text:p>SniffTest - Tag for topic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KS\Forum\Topic\Tag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KS_FOR_TOP_04</text:p>
          </table:table-cell>
          <table:table-cell table:style-name="ce16" office:value-type="string">
            <text:p>SniffTest - Rate topic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KS\Forum\Topic\Rate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KS_FOR_TOP_04</text:p>
          </table:table-cell>
          <table:table-cell table:style-name="ce16" office:value-type="string">
            <text:p>SniffTest - Rate topic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KS\Forum\Topic\Rate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KS_FOR_TOP_04</text:p>
          </table:table-cell>
          <table:table-cell table:style-name="ce16" office:value-type="string">
            <text:p>SniffTest - Rate topic</text:p>
          </table:table-cell>
          <table:table-cell office:value-type="string">
            <text:p>Low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KS\Forum\Topic\Rate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KS_FOR_TOP_05</text:p>
          </table:table-cell>
          <table:table-cell office:value-type="string">
            <text:p>SniffTest - Manage Poll in topic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KS\Forum\Topic\Manage_Poll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KS_FOR_TOP_05</text:p>
          </table:table-cell>
          <table:table-cell office:value-type="string">
            <text:p>SniffTest - Manage Poll in topic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KS\Forum\Topic\Manage_Poll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KS_FOR_TOP_05</text:p>
          </table:table-cell>
          <table:table-cell office:value-type="string">
            <text:p>SniffTest - Manage Poll in topic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KS\Forum\Topic\Manage_Poll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KS_FOR_USE_01</text:p>
          </table:table-cell>
          <table:table-cell table:style-name="ce16" office:value-type="string">
            <text:p>SniffTest - User Setting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KS\Forum\User_Setting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KS_FOR_USE_01</text:p>
          </table:table-cell>
          <table:table-cell table:style-name="ce16" office:value-type="string">
            <text:p>SniffTest - User Setting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KS\Forum\User_Setting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KS_FOR_USE_01</text:p>
          </table:table-cell>
          <table:table-cell table:style-name="ce16" office:value-type="string">
            <text:p>SniffTest - User Setting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KS\Forum\User_Setting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KS_FOR_WAT_01</text:p>
          </table:table-cell>
          <table:table-cell office:value-type="string">
            <text:p>SniffTest - Watch&amp;Unwatch category/forum/topic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KS\Forum\Watch_Unwatch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KS_FOR_WAT_01</text:p>
          </table:table-cell>
          <table:table-cell office:value-type="string">
            <text:p>SniffTest - Watch&amp;Unwatch category/forum/topic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KS\Forum\Watch_Unwatch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KS_FOR_WAT_01</text:p>
          </table:table-cell>
          <table:table-cell office:value-type="string">
            <text:p>SniffTest - Watch&amp;Unwatch category/forum/topic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KS\Forum\Watch_Unwatch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KS_WIK_PAG_01</text:p>
          </table:table-cell>
          <table:table-cell table:style-name="ce16" office:value-type="string">
            <text:p>SniffTest - Create Page with Plain Text Editor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KS\Wiki\Page\Plain Text Editor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KS_WIK_PAG_01</text:p>
          </table:table-cell>
          <table:table-cell table:style-name="ce16" office:value-type="string">
            <text:p>SniffTest - Create Page with Plain Text Edito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KS\Wiki\Page\Plain Text Editor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KS_WIK_PAG_01</text:p>
          </table:table-cell>
          <table:table-cell table:style-name="ce16" office:value-type="string">
            <text:p>SniffTest - Create Page with Plain Text Edito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KS\Wiki\Page\Plain Text Editor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KS_WIK_PAG_02</text:p>
          </table:table-cell>
          <table:table-cell office:value-type="string">
            <text:p>SniffTest - Create Page with Rich Text Edito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KS\Wiki\Page\Rich Text Edito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KS_WIK_PAG_02</text:p>
          </table:table-cell>
          <table:table-cell office:value-type="string">
            <text:p>SniffTest - Create Page with Rich Text Edito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KS\Wiki\Page\Rich Text Edito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KS_WIK_PAG_02</text:p>
          </table:table-cell>
          <table:table-cell office:value-type="string">
            <text:p>SniffTest - Create Page with Rich Text Edito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KS\Wiki\Page\Rich Text Edito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KS_WIK_PAG_03</text:p>
          </table:table-cell>
          <table:table-cell table:style-name="ce16" office:value-type="string">
            <text:p>SniffTest - Edit Paragraph in Pag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KS\Wiki\Edit\Paragraph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KS_WIK_PAG_03</text:p>
          </table:table-cell>
          <table:table-cell table:style-name="ce16" office:value-type="string">
            <text:p>SniffTest - Edit Paragraph in Pag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KS\Wiki\Edit\Paragraph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KS_WIK_PAG_03</text:p>
          </table:table-cell>
          <table:table-cell table:style-name="ce16" office:value-type="string">
            <text:p>SniffTest - Edit Paragraph in Pag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KS\Wiki\Edit\Paragraph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KS_WIK_PAG_04</text:p>
          </table:table-cell>
          <table:table-cell office:value-type="string">
            <text:p>SniffTest - Rename Pag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KS\Wiki\Renam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KS_WIK_PAG_04</text:p>
          </table:table-cell>
          <table:table-cell office:value-type="string">
            <text:p>SniffTest - Rename Pag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KS\Wiki\Renam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KS_WIK_PAG_04</text:p>
          </table:table-cell>
          <table:table-cell office:value-type="string">
            <text:p>SniffTest - Rename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KS\Wiki\Renam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KS_WIK_PAG_05</text:p>
          </table:table-cell>
          <table:table-cell table:style-name="ce16" office:value-type="string">
            <text:p>SniffTest - Move Pag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KS\Wiki\Move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KS_WIK_PAG_05</text:p>
          </table:table-cell>
          <table:table-cell table:style-name="ce16" office:value-type="string">
            <text:p>SniffTest - Move Pag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KS\Wiki\Move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KS_WIK_PAG_05</text:p>
          </table:table-cell>
          <table:table-cell table:style-name="ce16" office:value-type="string">
            <text:p>SniffTest - Move Pag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KS\Wiki\Move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KS_WIK_PAG_06</text:p>
          </table:table-cell>
          <table:table-cell office:value-type="string">
            <text:p>SniffTest - Watch/Unwatch Pag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KS\Wiki\Watch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KS_WIK_PAG_06</text:p>
          </table:table-cell>
          <table:table-cell office:value-type="string">
            <text:p>SniffTest - Watch/Unwatch Pag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KS\Wiki\Watch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KS_WIK_PAG_06</text:p>
          </table:table-cell>
          <table:table-cell office:value-type="string">
            <text:p>SniffTest - Watch/Unwatch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KS\Wiki\Watch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KS_WIK_PAG_07</text:p>
          </table:table-cell>
          <table:table-cell table:style-name="ce16" office:value-type="string">
            <text:p>SniffTest - Attachmen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KS\Wiki\Attachment 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KS_WIK_PAG_07</text:p>
          </table:table-cell>
          <table:table-cell table:style-name="ce16" office:value-type="string">
            <text:p>SniffTest - Attachmen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KS\Wiki\Attachment 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KS_WIK_PAG_07</text:p>
          </table:table-cell>
          <table:table-cell table:style-name="ce16" office:value-type="string">
            <text:p>SniffTest - Attachmen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KS\Wiki\Attachment 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KS_WIK_PAG_08</text:p>
          </table:table-cell>
          <table:table-cell office:value-type="string">
            <text:p>SniffTest - Page info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KS\Wiki\Page_Info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KS_WIK_PAG_08</text:p>
          </table:table-cell>
          <table:table-cell office:value-type="string">
            <text:p>SniffTest - Page info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KS\Wiki\Page_Info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KS_WIK_PAG_08</text:p>
          </table:table-cell>
          <table:table-cell office:value-type="string">
            <text:p>SniffTest - Page info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KS\Wiki\Page_Info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KS_WIK_SEA_01</text:p>
          </table:table-cell>
          <table:table-cell table:style-name="ce16" office:value-type="string">
            <text:p>SniffTest - Quick search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KS\Wiki\Quick_Search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KS_WIK_SEA_01</text:p>
          </table:table-cell>
          <table:table-cell table:style-name="ce16" office:value-type="string">
            <text:p>SniffTest - Quick search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KS\Wiki\Quick_Search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KS_WIK_SEA_01</text:p>
          </table:table-cell>
          <table:table-cell table:style-name="ce16" office:value-type="string">
            <text:p>SniffTest - Quick search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KS\Wiki\Quick_Search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KS_WIK_SEA_02</text:p>
          </table:table-cell>
          <table:table-cell office:value-type="string">
            <text:p>SniffTest - Advanced search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KS\Wiki\Advanced_Search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KS_WIK_SEA_02</text:p>
          </table:table-cell>
          <table:table-cell office:value-type="string">
            <text:p>SniffTest - Advanced search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KS\Wiki\Advanced_Search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KS_WIK_SEA_02</text:p>
          </table:table-cell>
          <table:table-cell office:value-type="string">
            <text:p>SniffTest - Advanced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KS\Wiki\Advanced_Search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NAG_01</text:p>
          </table:table-cell>
          <table:table-cell table:style-name="ce16" office:value-type="string">
            <text:p>SniffTest - Verify Nag screen first start page navigation</text:p>
          </table:table-cell>
          <table:table-cell office:value-type="string">
            <text:p>High</text:p>
          </table:table-cell>
          <table:table-cell table:style-name="ce17" office:value-type="float" office:value="10">
            <text:p>10</text:p>
          </table:table-cell>
          <table:table-cell office:value-type="string">
            <text:p>x</text:p>
          </table:table-cell>
          <table:table-cell table:style-name="ce16" office:value-type="string">
            <text:p>Portal\Trial\Registration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NAG_01</text:p>
          </table:table-cell>
          <table:table-cell table:style-name="ce16" office:value-type="string">
            <text:p>SniffTest - Verify Nag screen first start page navigation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Portal\Trial\Registration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NAG_01</text:p>
          </table:table-cell>
          <table:table-cell table:style-name="ce16" office:value-type="string">
            <text:p>SniffTest - Verify Nag screen first start page navigation</text:p>
          </table:table-cell>
          <table:table-cell office:value-type="string">
            <text:p>Low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Portal\Trial\Registration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SOC_PEO_17</text:p>
          </table:table-cell>
          <table:table-cell office:value-type="string">
            <text:p>SniffTest - Check People listing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Social/People/List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SOC_PEO_17</text:p>
          </table:table-cell>
          <table:table-cell office:value-type="string">
            <text:p>SniffTest - Check People listing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Social/People/List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SOC_PEO_17</text:p>
          </table:table-cell>
          <table:table-cell office:value-type="string">
            <text:p>SniffTest - Check People listin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Social/People/List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SOC_PEO_18</text:p>
          </table:table-cell>
          <table:table-cell table:style-name="ce16" office:value-type="string">
            <text:p>SniffTest - Search peopl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Social/People/Search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SOC_PEO_18</text:p>
          </table:table-cell>
          <table:table-cell table:style-name="ce16" office:value-type="string">
            <text:p>SniffTest - Search peopl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Social/People/Search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SOC_PEO_18</text:p>
          </table:table-cell>
          <table:table-cell table:style-name="ce16" office:value-type="string">
            <text:p>SniffTest - Search peopl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Social/People/Search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SOC_PEO_19</text:p>
          </table:table-cell>
          <table:table-cell office:value-type="string">
            <text:p>SniffTest - Accept/Deny Invitation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Social/People/Invit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SOC_PEO_19</text:p>
          </table:table-cell>
          <table:table-cell office:value-type="string">
            <text:p>SniffTest - Accept/Deny Invitation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Social/People/Invit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SOC_PEO_19</text:p>
          </table:table-cell>
          <table:table-cell office:value-type="string">
            <text:p>SniffTest - Accept/Deny Invitation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Social/People/Invit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SOC_PEO_20</text:p>
          </table:table-cell>
          <table:table-cell table:style-name="ce16" office:value-type="string">
            <text:p>SniffTest - Network lis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Social/People/Network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SOC_PEO_20</text:p>
          </table:table-cell>
          <table:table-cell table:style-name="ce16" office:value-type="string">
            <text:p>SniffTest - Network lis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Social/People/Network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SOC_PEO_20</text:p>
          </table:table-cell>
          <table:table-cell table:style-name="ce16" office:value-type="string">
            <text:p>SniffTest - Network lis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Social/People/Network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SOC_PEO_21</text:p>
          </table:table-cell>
          <table:table-cell office:value-type="string">
            <text:p>SniffTest - Incoming lis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Social/People/Received Invitations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SOC_PEO_21</text:p>
          </table:table-cell>
          <table:table-cell office:value-type="string">
            <text:p>SniffTest - Incoming lis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Social/People/Received Invitations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SOC_PEO_21</text:p>
          </table:table-cell>
          <table:table-cell office:value-type="string">
            <text:p>SniffTest - Incoming lis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Social/People/Received Invitations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SOC_PEO_22</text:p>
          </table:table-cell>
          <table:table-cell table:style-name="ce16" office:value-type="string">
            <text:p>SniffTest - Outgoing lis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Social/People/Pending Requests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SOC_PEO_22</text:p>
          </table:table-cell>
          <table:table-cell table:style-name="ce16" office:value-type="string">
            <text:p>SniffTest - Outgoing lis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Social/People/Pending Requests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SOC_PEO_22</text:p>
          </table:table-cell>
          <table:table-cell table:style-name="ce16" office:value-type="string">
            <text:p>SniffTest - Outgoing lis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Social/People/Pending Requests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SOC_PEO_23</text:p>
          </table:table-cell>
          <table:table-cell office:value-type="string">
            <text:p>SniffTest - Add User's Activity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Social/people/Activities/Add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SOC_PEO_23</text:p>
          </table:table-cell>
          <table:table-cell office:value-type="string">
            <text:p>SniffTest - Add User's Activit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Social/people/Activities/Add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SOC_PEO_23</text:p>
          </table:table-cell>
          <table:table-cell office:value-type="string">
            <text:p>SniffTest - Add User's Activit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Social/people/Activities/Add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SOC_PEO_24</text:p>
          </table:table-cell>
          <table:table-cell table:style-name="ce16" office:value-type="string">
            <text:p>SniffTest - Actions on Activity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Social/people/Activities/Actions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SOC_PEO_24</text:p>
          </table:table-cell>
          <table:table-cell table:style-name="ce16" office:value-type="string">
            <text:p>SniffTest - Actions on Activity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Social/people/Activities/Actions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SOC_PEO_24</text:p>
          </table:table-cell>
          <table:table-cell table:style-name="ce16" office:value-type="string">
            <text:p>SniffTest - Actions on Activity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Social/people/Activities/Actions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SOC_PEO_25</text:p>
          </table:table-cell>
          <table:table-cell office:value-type="string">
            <text:p>SniffTest - View activities of other use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Social/people/Other User/Activities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SOC_PEO_25</text:p>
          </table:table-cell>
          <table:table-cell office:value-type="string">
            <text:p>SniffTest - View activities of other user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Social/people/Other User/Activities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SOC_PEO_25</text:p>
          </table:table-cell>
          <table:table-cell office:value-type="string">
            <text:p>SniffTest - View activities of other us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Social/people/Other User/Activities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SOC_PEO_26</text:p>
          </table:table-cell>
          <table:table-cell table:style-name="ce16" office:value-type="string">
            <text:p>SniffTest - View and Edit user's profil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Social/People/Profile/Edit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SOC_PEO_26</text:p>
          </table:table-cell>
          <table:table-cell table:style-name="ce16" office:value-type="string">
            <text:p>SniffTest - View and Edit user's profil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Social/People/Profile/Edit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SOC_PEO_26</text:p>
          </table:table-cell>
          <table:table-cell table:style-name="ce16" office:value-type="string">
            <text:p>SniffTest - View and Edit user's profil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Social/People/Profile/Edit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SOC_PEO_27</text:p>
          </table:table-cell>
          <table:table-cell office:value-type="string">
            <text:p>SniffTest - View profile of other use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Social/people/Other User/Profil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SOC_PEO_27</text:p>
          </table:table-cell>
          <table:table-cell office:value-type="string">
            <text:p>SniffTest - View profile of other user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Social/people/Other User/Profil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SOC_PEO_27</text:p>
          </table:table-cell>
          <table:table-cell office:value-type="string">
            <text:p>SniffTest - View profile of other us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Social/people/Other User/Profil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SOC_PEO_28</text:p>
          </table:table-cell>
          <table:table-cell table:style-name="ce16" office:value-type="string">
            <text:p>SniffTest - Drag &amp; drop gadget in Dashboard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Social/Dashboard/Drag and Drop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SOC_PEO_28</text:p>
          </table:table-cell>
          <table:table-cell table:style-name="ce16" office:value-type="string">
            <text:p>SniffTest - Drag &amp; drop gadget in Dashboard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Social/Dashboard/Drag and Drop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SOC_PEO_28</text:p>
          </table:table-cell>
          <table:table-cell table:style-name="ce16" office:value-type="string">
            <text:p>SniffTest - Drag &amp; drop gadget in Dashboard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Social/Dashboard/Drag and Drop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SOC_PEO_29</text:p>
          </table:table-cell>
          <table:table-cell office:value-type="string">
            <text:p>SniffTest - Share and View link for friend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Social/Dashboard/View link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SOC_PEO_29</text:p>
          </table:table-cell>
          <table:table-cell office:value-type="string">
            <text:p>SniffTest - Share and View link for friend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Social/Dashboard/View link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SOC_PEO_29</text:p>
          </table:table-cell>
          <table:table-cell office:value-type="string">
            <text:p>SniffTest - Share and View link for frien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Social/Dashboard/View link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SOC_PEO_30</text:p>
          </table:table-cell>
          <table:table-cell table:style-name="ce16" office:value-type="string">
            <text:p>SniffTest - View Connections list of other user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Social/people/Other User/Network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SOC_PEO_30</text:p>
          </table:table-cell>
          <table:table-cell table:style-name="ce16" office:value-type="string">
            <text:p>SniffTest - View Connections list of other user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Social/people/Other User/Network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SOC_PEO_30</text:p>
          </table:table-cell>
          <table:table-cell table:style-name="ce16" office:value-type="string">
            <text:p>SniffTest - View Connections list of other use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Social/people/Other User/Network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SOC_SPC_02</text:p>
          </table:table-cell>
          <table:table-cell office:value-type="string">
            <text:p>SniffTest - Manage Spac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Social/Space/Manag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SOC_SPC_02</text:p>
          </table:table-cell>
          <table:table-cell office:value-type="string">
            <text:p>SniffTest - Manage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Social/Space/Manag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SOC_SPC_02</text:p>
          </table:table-cell>
          <table:table-cell office:value-type="string">
            <text:p>SniffTest - Manage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Social/Space/Manag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SOC_SPC_03</text:p>
          </table:table-cell>
          <table:table-cell table:style-name="ce16" office:value-type="string">
            <text:p>SniffTest - Search Spac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Social/Space/Search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SOC_SPC_03</text:p>
          </table:table-cell>
          <table:table-cell table:style-name="ce16" office:value-type="string">
            <text:p>SniffTest - Search Spac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Social/Space/Search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SOC_SPC_03</text:p>
          </table:table-cell>
          <table:table-cell table:style-name="ce16" office:value-type="string">
            <text:p>SniffTest - Search Spac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Social/Space/Search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SOC_SPC_04</text:p>
          </table:table-cell>
          <table:table-cell office:value-type="string">
            <text:p>SniffTest - Access Spac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Social/Space/Access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SOC_SPC_04</text:p>
          </table:table-cell>
          <table:table-cell office:value-type="string">
            <text:p>SniffTest - Access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Social/Space/Access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SOC_SPC_04</text:p>
          </table:table-cell>
          <table:table-cell office:value-type="string">
            <text:p>SniffTest - Access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Social/Space/Access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SOC_SPC_05</text:p>
          </table:table-cell>
          <table:table-cell table:style-name="ce16" office:value-type="string">
            <text:p>SniffTest - Add Activity on Spac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Social/Space/Activity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SOC_SPC_05</text:p>
          </table:table-cell>
          <table:table-cell table:style-name="ce16" office:value-type="string">
            <text:p>SniffTest - Add Activity on Spac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Social/Space/Activity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SOC_SPC_05</text:p>
          </table:table-cell>
          <table:table-cell table:style-name="ce16" office:value-type="string">
            <text:p>SniffTest - Add Activity on Spac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Social/Space/Activity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SOC_SPC_06</text:p>
          </table:table-cell>
          <table:table-cell office:value-type="string">
            <text:p>SniffTest - Actions on Space Activity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Social/Space/Activity actions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SOC_SPC_06</text:p>
          </table:table-cell>
          <table:table-cell office:value-type="string">
            <text:p>SniffTest - Actions on Space Activit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Social/Space/Activity actions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SOC_SPC_06</text:p>
          </table:table-cell>
          <table:table-cell office:value-type="string">
            <text:p>SniffTest - Actions on Space Activit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Social/Space/Activity actions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SOC_SPC_07</text:p>
          </table:table-cell>
          <table:table-cell table:style-name="ce16" office:value-type="string">
            <text:p>SniffTest - Invite/Accept user to Space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Social/Space/Member/Invite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SOC_SPC_07</text:p>
          </table:table-cell>
          <table:table-cell table:style-name="ce16" office:value-type="string">
            <text:p>SniffTest - Invite/Accept user to Space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Social/Space/Member/Invite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SOC_SPC_07</text:p>
          </table:table-cell>
          <table:table-cell table:style-name="ce16" office:value-type="string">
            <text:p>SniffTest - Invite/Accept user to Spac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Social/Space/Member/Invite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SOC_SPC_08</text:p>
          </table:table-cell>
          <table:table-cell office:value-type="string">
            <text:p>SniffTest - Request/Accept user to Spac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Social/Space/Member/Request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SOC_SPC_08</text:p>
          </table:table-cell>
          <table:table-cell office:value-type="string">
            <text:p>SniffTest - Request/Accept user to Spac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Social/Space/Member/Request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SOC_SPC_08</text:p>
          </table:table-cell>
          <table:table-cell office:value-type="string">
            <text:p>SniffTest - Request/Accept user to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Social/Space/Member/Request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SOC_SPC_09</text:p>
          </table:table-cell>
          <table:table-cell table:style-name="ce16" office:value-type="string">
            <text:p>SniffTest - Remove user from spac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Social/Space/Member/Remove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SOC_SPC_09</text:p>
          </table:table-cell>
          <table:table-cell table:style-name="ce16" office:value-type="string">
            <text:p>SniffTest - Remove user from spac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Social/Space/Member/Remove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SOC_SPC_09</text:p>
          </table:table-cell>
          <table:table-cell table:style-name="ce16" office:value-type="string">
            <text:p>SniffTest - Remove user from spac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Social/Space/Member/Remove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SOC_SPC_10</text:p>
          </table:table-cell>
          <table:table-cell office:value-type="string">
            <text:p>SniffTest - Change member's role in Spac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Social/Space/Member/Change Rol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SOC_SPC_10</text:p>
          </table:table-cell>
          <table:table-cell office:value-type="string">
            <text:p>SniffTest - Change member's role in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Social/Space/Member/Change Rol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SOC_SPC_10</text:p>
          </table:table-cell>
          <table:table-cell office:value-type="string">
            <text:p>SniffTest - Change member's role in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Social/Space/Member/Change Rol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SOC_SPC_11</text:p>
          </table:table-cell>
          <table:table-cell table:style-name="ce16" office:value-type="string">
            <text:p>SniffTest - Add/Edit/Delete application on Spac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Social/Space/Applications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SOC_SPC_11</text:p>
          </table:table-cell>
          <table:table-cell table:style-name="ce16" office:value-type="string">
            <text:p>SniffTest - Add/Edit/Delete application on Spac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Social/Space/Applications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SOC_SPC_11</text:p>
          </table:table-cell>
          <table:table-cell table:style-name="ce16" office:value-type="string">
            <text:p>SniffTest - Add/Edit/Delete application on Spac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Social/Space/Applications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SOC_SPC_12</text:p>
          </table:table-cell>
          <table:table-cell office:value-type="string">
            <text:p>SniffTest - Leave Spac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Social/Space/Leav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SOC_SPC_12</text:p>
          </table:table-cell>
          <table:table-cell office:value-type="string">
            <text:p>SniffTest - Leave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Social/Space/Leav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SOC_SPC_12</text:p>
          </table:table-cell>
          <table:table-cell office:value-type="string">
            <text:p>SniffTest - Leave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Social/Space/Leav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SOC_SPC_13</text:p>
          </table:table-cell>
          <table:table-cell table:style-name="ce16" office:value-type="string">
            <text:p>SniffTest - Manage Space Navigation 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Social/Space/Manage navigation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SOC_SPC_13</text:p>
          </table:table-cell>
          <table:table-cell table:style-name="ce16" office:value-type="string">
            <text:p>SniffTest - Manage Space Navigation 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Social/Space/Manage navigation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SOC_SPC_13</text:p>
          </table:table-cell>
          <table:table-cell table:style-name="ce16" office:value-type="string">
            <text:p>SniffTest - Manage Space Navigation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Social/Space/Manage navigation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SOC_SPC_14</text:p>
          </table:table-cell>
          <table:table-cell office:value-type="string">
            <text:p>SniffTest - Check Invitation space lis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Social/Space/List/Invitation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SOC_SPC_14</text:p>
          </table:table-cell>
          <table:table-cell office:value-type="string">
            <text:p>SniffTest - Check Invitation space list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Social/Space/List/Invitation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SOC_SPC_14</text:p>
          </table:table-cell>
          <table:table-cell office:value-type="string">
            <text:p>SniffTest - Check Invitation space lis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Social/Space/List/Invitation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SOC_SPC_15</text:p>
          </table:table-cell>
          <table:table-cell table:style-name="ce16" office:value-type="string">
            <text:p>SniffTest - Check Pending space list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Social/Space/List/Pending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SOC_SPC_15</text:p>
          </table:table-cell>
          <table:table-cell table:style-name="ce16" office:value-type="string">
            <text:p>SniffTest - Check Pending space list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office:value-type="string">
            <text:p>Social/Space/List/Pending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SOC_SPC_15</text:p>
          </table:table-cell>
          <table:table-cell table:style-name="ce16" office:value-type="string">
            <text:p>SniffTest - Check Pending space lis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Social/Space/List/Pending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SOC_SPC_16</text:p>
          </table:table-cell>
          <table:table-cell office:value-type="string">
            <text:p>SniffTest - Check Public space lis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Social/Space/List/Public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SOC_SPC_16</text:p>
          </table:table-cell>
          <table:table-cell office:value-type="string">
            <text:p>SniffTest - Check Public space list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Social/Space/List/Public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SOC_SPC_16</text:p>
          </table:table-cell>
          <table:table-cell office:value-type="string">
            <text:p>SniffTest - Check Public space lis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Social/Space/List/Public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16" office:value-type="string">
            <text:p>SNF_TERMS_AND_CONDITION_01</text:p>
          </table:table-cell>
          <table:table-cell table:style-name="ce16" office:value-type="string">
            <text:p>SniffTest - Show/Hide the terms and conditions agreement </text:p>
          </table:table-cell>
          <table:table-cell office:value-type="string">
            <text:p>High</text:p>
          </table:table-cell>
          <table:table-cell table:style-name="ce17" office:value-type="float" office:value="2">
            <text:p>2</text:p>
          </table:table-cell>
          <table:table-cell office:value-type="string">
            <text:p>x</text:p>
          </table:table-cell>
          <table:table-cell table:style-name="ce16" office:value-type="string">
            <text:p>Portal/terms and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TERMS_AND_CONDITION_01</text:p>
          </table:table-cell>
          <table:table-cell table:style-name="ce16" office:value-type="string">
            <text:p>SniffTest - Show/Hide the terms and conditions agreement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Portal/terms and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table:style-name="ce16" office:value-type="string">
            <text:p>SNF_TERMS_AND_CONDITION_01</text:p>
          </table:table-cell>
          <table:table-cell table:style-name="ce16" office:value-type="string">
            <text:p>SniffTest - Show/Hide the terms and conditions agreement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office:value-type="string">
            <text:p>Portal/terms and</text:p>
          </table:table-cell>
          <table:table-cell table:style-name="ce16" table:number-columns-repeated="9"/>
          <table:table-cell table:number-columns-repeated="47"/>
        </table:table-row>
        <table:table-row table:style-name="ro1">
          <table:table-cell office:value-type="string">
            <text:p>SNF__CS_CA_EVENT_06</text:p>
          </table:table-cell>
          <table:table-cell office:value-type="string">
            <text:p>SniffTest - Manage Even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CS\Calendar\Manage Event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_CS_CA_EVENT_06</text:p>
          </table:table-cell>
          <table:table-cell office:value-type="string">
            <text:p>SniffTest - Manage Event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CS\Calendar\Manage Event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_CS_CA_EVENT_06</text:p>
          </table:table-cell>
          <table:table-cell office:value-type="string">
            <text:p>SniffTest - Manage Ev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CS\Calendar\Manage Event</text:p>
          </table:table-cell>
          <table:table-cell table:number-columns-repeated="9"/>
          <table:table-cell table:style-name="Default" table:number-columns-repeated="47"/>
        </table:table-row>
      </table:table>
      <table:table table:name="ColorPicker" table:style-name="ta1" table:print="false">
        <table:table-column table:style-name="co5" table:default-cell-style-name="Default"/>
        <table:table-row table:style-name="ro1">
          <table:table-cell table:style-name="ce3"/>
          <table:table-cell table:style-name="ce5"/>
          <table:table-cell table:style-name="ce7"/>
          <table:table-cell table:style-name="ce9"/>
          <table:table-cell table:style-name="ce11"/>
          <table:table-cell table:style-name="ce13"/>
          <table:table-cell table:style-name="ce16"/>
        </table:table-row>
        <table:table-row table:style-name="ro1"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15"/>
          <table:table-cell/>
        </table:table-row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22">
      <number:day/>
      <number:text>-</number:text>
      <number:month number:textual="true"/>
      <number:text>-</number:text>
      <number:year/>
    </number:date-style>
    <number:date-style style:name="N123P0" style:volatile="true">
      <number:day/>
      <number:text>-</number:text>
      <number:month number:textual="true"/>
      <number:text>-</number:text>
      <number:year/>
    </number:date-style>
    <number:text-style style:name="N123">
      <number:text-content/>
      <style:map style:condition="value()&gt;=0" style:apply-style-name="N123P0"/>
    </number:text-style>
    <number:number-style style:name="N124">
      <number:number number:decimal-places="0" number:min-integer-digits="3"/>
    </number:number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</number:date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number-style style:name="N169">
      <number:number number:decimal-places="1" number:min-integer-digits="1"/>
    </number:number-style>
    <number:date-style style:name="N170">
      <number:day/>
      <number:text>- </number:text>
      <number:month number:textual="true"/>
      <number:text>- </number:text>
      <number:year number:style="long"/>
    </number:date-style>
    <number:date-style style:name="N171">
      <number:day/>
      <number:text>-</number:text>
      <number:month number:textual="true"/>
      <number:text>-</number:text>
      <number:year number:style="long"/>
    </number:date-style>
    <number:number-style style:name="N173P0" style:volatile="true">
      <number:text>¥</number:text>
      <number:number number:decimal-places="0" number:min-integer-digits="1" number:grouping="true"/>
    </number:number-style>
    <number:number-style style:name="N173">
      <style:text-properties fo:color="#ff0000"/>
      <number:text>¥-</number:text>
      <number:number number:decimal-places="0" number:min-integer-digits="1" number:grouping="true"/>
      <style:map style:condition="value()&gt;=0" style:apply-style-name="N173P0"/>
    </number:number-style>
    <number:number-style style:name="N174">
      <number:text>UR_</number:text>
      <number:number number:decimal-places="0" number:min-integer-digits="2"/>
    </number:number-style>
    <number:date-style style:name="N175P0" style:volatile="true">
      <number:day/>
      <number:text>-</number:text>
      <number:month number:textual="true"/>
      <number:text>-</number:text>
      <number:year number:style="long"/>
    </number:date-style>
    <number:text-style style:name="N175">
      <number:text-content/>
      <style:map style:condition="value()&gt;=0" style:apply-style-name="N175P0"/>
    </number:text-style>
    <number:number-style style:name="N176">
      <number:text>GUI_</number:text>
      <number:number number:decimal-places="0" number:min-integer-digits="2"/>
    </number:number-style>
    <number:number-style style:name="N177">
      <number:text>FUN_</number:text>
      <number:number number:decimal-places="0" number:min-integer-digits="2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1" number:grouping="true"/>
    </number:number-style>
    <number:number-style style:name="N180">
      <style:text-properties fo:color="#ff0000"/>
      <number:text>¥¥-</number:text>
      <number:number number:decimal-places="0" number:min-integer-digits="1" number:grouping="true"/>
      <style:map style:condition="value()&gt;=0" style:apply-style-name="N180P0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">
      <number:text>DATA_</number:text>
      <number:number number:decimal-places="0" number:min-integer-digits="2"/>
    </number:number-style>
    <number:number-style style:name="N183">
      <number:text>DATA_M_</number:text>
      <number:number number:decimal-places="0" number:min-integer-digits="2"/>
    </number:number-style>
    <number:percentage-style style:name="N184">
      <number:number number:decimal-places="1" number:min-integer-digits="1"/>
      <number:text>%</number:text>
    </number:percentage-style>
    <number:number-style style:name="N186P0" style:volatile="true">
      <number:text>Yes</number:text>
    </number:number-style>
    <number:number-style style:name="N186P1" style:volatile="true">
      <number:text>Yes</number:text>
    </number:number-style>
    <number:number-style style:name="N186">
      <number:text>No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True</number:text>
    </number:number-style>
    <number:number-style style:name="N188P1" style:volatile="true">
      <number:text>True</number:text>
    </number:number-style>
    <number:number-style style:name="N188">
      <number:text>False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On</number:text>
    </number:number-style>
    <number:number-style style:name="N190P1" style:volatile="true">
      <number:text>On</number:text>
    </number:number-style>
    <number:number-style style:name="N190">
      <number:text>Off</number:text>
      <style:map style:condition="value()&gt;0" style:apply-style-name="N190P0"/>
      <style:map style:condition="value()&lt;0" style:apply-style-name="N190P1"/>
    </number:number-style>
    <number:currency-style style:name="N19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2P0"/>
    </number:currency-style>
    <number:number-style style:name="N194P0" style:volatile="true">
      <number:number number:decimal-places="0" number:min-integer-digits="1"/>
      <number:text> </number:text>
    </number:number-style>
    <number:number-style style:name="N194">
      <number:text>(</number:text>
      <number:number number:decimal-places="0" number:min-integer-digits="1"/>
      <number:text>)</number:text>
      <style:map style:condition="value()&gt;=0" style:apply-style-name="N194P0"/>
    </number:number-style>
    <number:number-style style:name="N196P0" style:volatile="true">
      <number:number number:decimal-places="2" number:min-integer-digits="1"/>
      <number:text> </number:text>
    </number:number-style>
    <number:number-style style:name="N196">
      <number:text>(</number:text>
      <number:number number:decimal-places="2" number:min-integer-digits="1"/>
      <number:text>)</number:text>
      <style:map style:condition="value()&gt;=0" style:apply-style-name="N196P0"/>
    </number:number-style>
    <number:date-style style:name="N197">
      <number:month number:textual="true"/>
      <number:text>-</number:text>
      <number:year number:style="long"/>
    </number:date-style>
    <number:number-style style:name="N198P0" style:volatile="true">
      <number:number number:decimal-places="2" number:min-integer-digits="1"/>
    </number:number-style>
    <number:number-style style:name="N198">
      <style:text-properties fo:color="#ff0000"/>
      <number:number number:decimal-places="2" number:min-integer-digits="1"/>
      <style:map style:condition="value()&gt;=0" style:apply-style-name="N198P0"/>
    </number:number-style>
    <number:date-style style:name="N199P0" style:volatile="true">
      <number:month/>
      <number:text>/</number:text>
      <number:day/>
      <number:text>/</number:text>
      <number:year/>
    </number:date-style>
    <number:text-style style:name="N199">
      <number:text-content/>
      <style:map style:condition="value()&gt;=0" style:apply-style-name="N199P0"/>
    </number:text-style>
    <number:number-style style:name="N200">
      <number:number number:decimal-places="0" number:min-integer-digits="4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3P0" style:volatile="true">
      <number:number number:decimal-places="0" number:min-integer-digits="1" number:grouping="true"/>
      <number:text> €</number:text>
    </number:number-style>
    <number:number-style style:name="N20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3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2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6P0"/>
    </number:number-style>
    <number:number-style style:name="N210P0" style:volatile="true">
      <number:number number:decimal-places="0" number:min-integer-digits="1" number:grouping="true"/>
      <number:text> € </number:text>
    </number:number-style>
    <number:number-style style:name="N210P1" style:volatile="true">
      <number:text>-</number:text>
      <number:number number:decimal-places="0" number:min-integer-digits="1" number:grouping="true"/>
      <number:text> € </number:text>
    </number:number-style>
    <number:number-style style:name="N210P2" style:volatile="true">
      <number:text> - €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4P0" style:volatile="true">
      <number:number number:decimal-places="0" number:min-integer-digits="1" number:grouping="true"/>
      <number:text>    </number:text>
    </number:number-style>
    <number:number-style style:name="N214P1" style:volatile="true">
      <number:text>-</number:text>
      <number:number number:decimal-places="0" number:min-integer-digits="1" number:grouping="true"/>
      <number:text>    </number:text>
    </number:number-style>
    <number:number-style style:name="N214P2" style:volatile="true">
      <number:text> -   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number number:decimal-places="2" number:min-integer-digits="1" number:grouping="true"/>
      <number:text> € </number:text>
    </number:number-style>
    <number:number-style style:name="N218P1" style:volatile="true">
      <number:text>-</number:text>
      <number:number number:decimal-places="2" number:min-integer-digits="1" number:grouping="true"/>
      <number:text> € </number:text>
    </number:number-style>
    <number:number-style style:name="N218P2" style:volatile="true">
      <number:text> -</number:text>
      <number:number number:decimal-places="0" number:min-integer-digits="0"/>
      <number:text> €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2P0" style:volatile="true">
      <number:number number:decimal-places="2" number:min-integer-digits="1" number:grouping="true"/>
      <number:text>    </number:text>
    </number:number-style>
    <number:number-style style:name="N222P1" style:volatile="true">
      <number:text>-</number:text>
      <number:number number:decimal-places="2" number:min-integer-digits="1" number:grouping="true"/>
      <number:text>    </number:text>
    </number:number-style>
    <number:number-style style:name="N222P2" style:volatile="true">
      <number:text> -</number:text>
      <number:number number:decimal-places="0" number:min-integer-digits="0"/>
      <number:text>   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currency-style style:name="N224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4P0"/>
    </number:currency-style>
    <number:date-style style:name="N225">
      <number:month number:style="long"/>
      <number:text>/</number:text>
      <number:day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4">04/04/2012</text:date>, <text:time>11:20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4-04T11:20:55</dc:date>
    <dc:creator>exoplatform </dc:creator>
    <meta:editing-duration>PT02H19M08S</meta:editing-duration>
    <meta:editing-cycles>19</meta:editing-cycles>
    <meta:generator>OpenOffice.org/3.2$Linux OpenOffice.org_project/320m19$Build-9505</meta:generator>
    <meta:document-statistic meta:table-count="2" meta:cell-count="4983" meta:object-count="0"/>
    <meta:user-defined meta:name="Info 1"/>
    <meta:user-defined meta:name="Info 2"/>
    <meta:user-defined meta:name="Info 3"/>
    <meta:user-defined meta:name="Info 4"/>
  </office:meta>
</office:document-meta>
</file>